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P2" style:family="paragraph" style:parent-style-name="Footer">
      <style:paragraph-properties fo:text-align="end" style:justify-single-word="false"/>
      <style:text-properties officeooo:paragraph-rsid="00034c5c"/>
    </style:style>
    <style:style style:name="P3" style:family="paragraph" style:parent-style-name="Standard">
      <style:text-properties officeooo:paragraph-rsid="000d2735"/>
    </style:style>
    <style:style style:name="P4" style:family="paragraph" style:parent-style-name="Standard">
      <style:text-properties officeooo:rsid="0004ed05" officeooo:paragraph-rsid="0004ed05"/>
    </style:style>
    <style:style style:name="P5" style:family="paragraph" style:parent-style-name="Standard">
      <style:text-properties style:font-name="Luxi Mono" officeooo:rsid="00034c5c" officeooo:paragraph-rsid="0031fed4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28aa1b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3c8e0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0bac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57a878" officeooo:paragraph-rsid="005cabf5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officeooo:rsid="00152896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officeooo:rsid="00034c5c" officeooo:paragraph-rsid="0031fed4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47b8a" officeooo:paragraph-rsid="00147b8a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a6b3c" officeooo:paragraph-rsid="002a6b3c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7ae1ac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9bcbd2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7f3164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c50c03" officeooo:paragraph-rsid="00c50c03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paragraph-rsid="007ae1ac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paragraph-rsid="008b74f8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paragraph-rsid="008bcc7f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paragraph-rsid="008fc3ce"/>
    </style:style>
    <style:style style:name="P26" style:family="paragraph" style:parent-style-name="Text_20_body">
      <style:text-properties officeooo:paragraph-rsid="00114cd5"/>
    </style:style>
    <style:style style:name="P27" style:family="paragraph" style:parent-style-name="Text_20_body">
      <style:text-properties officeooo:paragraph-rsid="001379fb"/>
    </style:style>
    <style:style style:name="P28" style:family="paragraph" style:parent-style-name="Text_20_body">
      <style:text-properties officeooo:paragraph-rsid="00147b8a"/>
    </style:style>
    <style:style style:name="P29" style:family="paragraph" style:parent-style-name="Text_20_body">
      <style:text-properties officeooo:paragraph-rsid="00148a56"/>
    </style:style>
    <style:style style:name="P30" style:family="paragraph" style:parent-style-name="Text_20_body">
      <style:text-properties style:font-name="Arial1" fo:font-weight="bold" officeooo:rsid="005e15df" officeooo:paragraph-rsid="005e15df" style:font-weight-asian="bold" style:font-weight-complex="bold"/>
    </style:style>
    <style:style style:name="P31" style:family="paragraph" style:parent-style-name="Text_20_body">
      <style:text-properties officeooo:paragraph-rsid="0024d2d2"/>
    </style:style>
    <style:style style:name="P32" style:family="paragraph" style:parent-style-name="Text_20_body">
      <style:text-properties officeooo:rsid="00034c5c"/>
    </style:style>
    <style:style style:name="P33" style:family="paragraph" style:parent-style-name="Text_20_body">
      <style:text-properties officeooo:rsid="00147b8a" officeooo:paragraph-rsid="00147b8a"/>
    </style:style>
    <style:style style:name="P34" style:family="paragraph" style:parent-style-name="Text_20_body">
      <style:text-properties officeooo:rsid="00152896" officeooo:paragraph-rsid="00152896"/>
    </style:style>
    <style:style style:name="P35" style:family="paragraph" style:parent-style-name="Text_20_body">
      <style:text-properties officeooo:paragraph-rsid="002a6b3c"/>
    </style:style>
    <style:style style:name="P36" style:family="paragraph" style:parent-style-name="Text_20_body">
      <style:text-properties officeooo:paragraph-rsid="00301071"/>
    </style:style>
    <style:style style:name="P37" style:family="paragraph" style:parent-style-name="Text_20_body">
      <style:text-properties officeooo:paragraph-rsid="00360f89"/>
    </style:style>
    <style:style style:name="P38" style:family="paragraph" style:parent-style-name="Text_20_body">
      <style:text-properties officeooo:rsid="00360f89" officeooo:paragraph-rsid="00360f89"/>
    </style:style>
    <style:style style:name="P39" style:family="paragraph" style:parent-style-name="Text_20_body">
      <style:text-properties officeooo:rsid="002a6b3c" officeooo:paragraph-rsid="002be64e"/>
    </style:style>
    <style:style style:name="P40" style:family="paragraph" style:parent-style-name="Text_20_body">
      <style:text-properties officeooo:paragraph-rsid="005883a5"/>
    </style:style>
    <style:style style:name="P41" style:family="paragraph" style:parent-style-name="Text_20_body">
      <style:text-properties officeooo:paragraph-rsid="00650ca5"/>
    </style:style>
    <style:style style:name="P42" style:family="paragraph" style:parent-style-name="Text_20_body">
      <style:text-properties officeooo:rsid="0004ed05" officeooo:paragraph-rsid="00673664"/>
    </style:style>
    <style:style style:name="P43" style:family="paragraph" style:parent-style-name="Text_20_body">
      <style:text-properties officeooo:paragraph-rsid="006be3eb"/>
    </style:style>
    <style:style style:name="P44" style:family="paragraph" style:parent-style-name="Text_20_body">
      <style:text-properties style:font-name="Liberation Sans" officeooo:rsid="015c3dfb" officeooo:paragraph-rsid="007ae1ac"/>
    </style:style>
    <style:style style:name="P45" style:family="paragraph" style:parent-style-name="Text_20_body">
      <style:text-properties style:font-name="Liberation Sans" officeooo:paragraph-rsid="007ae1ac"/>
    </style:style>
    <style:style style:name="P46" style:family="paragraph" style:parent-style-name="Text_20_body">
      <style:text-properties style:font-name="Liberation Sans" officeooo:paragraph-rsid="007c5a2f"/>
    </style:style>
    <style:style style:name="P47" style:family="paragraph" style:parent-style-name="Text_20_body">
      <style:text-properties style:font-name="Liberation Sans" officeooo:paragraph-rsid="009da115"/>
    </style:style>
    <style:style style:name="P48" style:family="paragraph" style:parent-style-name="Text_20_body">
      <style:text-properties style:font-name="Liberation Sans" officeooo:paragraph-rsid="00a1d655"/>
    </style:style>
    <style:style style:name="P49" style:family="paragraph" style:parent-style-name="Text_20_body">
      <style:text-properties style:font-name="Liberation Sans" officeooo:rsid="007f3164" officeooo:paragraph-rsid="007f3164"/>
    </style:style>
    <style:style style:name="P50" style:family="paragraph" style:parent-style-name="Text_20_body">
      <style:text-properties style:font-name="Liberation Sans" officeooo:rsid="007f3164" officeooo:paragraph-rsid="008102a0"/>
    </style:style>
    <style:style style:name="P51" style:family="paragraph" style:parent-style-name="Text_20_body">
      <style:text-properties style:font-name="Liberation Sans" officeooo:rsid="007f90a1" officeooo:paragraph-rsid="007f90a1"/>
    </style:style>
    <style:style style:name="P52" style:family="paragraph" style:parent-style-name="Text_20_body">
      <style:text-properties style:font-name="Liberation Sans" officeooo:rsid="008b74f8" officeooo:paragraph-rsid="008b74f8"/>
    </style:style>
    <style:style style:name="P53" style:family="paragraph" style:parent-style-name="Text_20_body">
      <style:text-properties style:font-name="Liberation Sans" officeooo:rsid="009da115" officeooo:paragraph-rsid="007ae1ac"/>
    </style:style>
    <style:style style:name="P54" style:family="paragraph" style:parent-style-name="Text_20_body">
      <style:text-properties officeooo:paragraph-rsid="007c5a2f"/>
    </style:style>
    <style:style style:name="P55" style:family="paragraph" style:parent-style-name="Text_20_body">
      <style:text-properties officeooo:paragraph-rsid="007f90a1"/>
    </style:style>
    <style:style style:name="P56" style:family="paragraph" style:parent-style-name="Text_20_body">
      <style:text-properties officeooo:paragraph-rsid="008102a0"/>
    </style:style>
    <style:style style:name="P57" style:family="paragraph" style:parent-style-name="Text_20_body">
      <style:text-properties officeooo:paragraph-rsid="0084eb56"/>
    </style:style>
    <style:style style:name="P58" style:family="paragraph" style:parent-style-name="Text_20_body">
      <style:text-properties officeooo:paragraph-rsid="0087b2a4"/>
    </style:style>
    <style:style style:name="P59" style:family="paragraph" style:parent-style-name="Text_20_body">
      <style:text-properties officeooo:paragraph-rsid="008b74f8"/>
    </style:style>
    <style:style style:name="P60" style:family="paragraph" style:parent-style-name="Text_20_body">
      <style:text-properties officeooo:paragraph-rsid="008c287d"/>
    </style:style>
    <style:style style:name="P61" style:family="paragraph" style:parent-style-name="Text_20_body">
      <style:text-properties officeooo:paragraph-rsid="008eaa06"/>
    </style:style>
    <style:style style:name="P62" style:family="paragraph" style:parent-style-name="Text_20_body">
      <style:text-properties officeooo:paragraph-rsid="009229f3"/>
    </style:style>
    <style:style style:name="P63" style:family="paragraph" style:parent-style-name="Text_20_body">
      <style:text-properties officeooo:rsid="007cd93e" officeooo:paragraph-rsid="007cd93e"/>
    </style:style>
    <style:style style:name="P64" style:family="paragraph" style:parent-style-name="Text_20_body">
      <style:text-properties officeooo:rsid="0079665b" officeooo:paragraph-rsid="0079665b"/>
    </style:style>
    <style:style style:name="P65" style:family="paragraph" style:parent-style-name="Text_20_body">
      <style:text-properties officeooo:paragraph-rsid="0096d860"/>
    </style:style>
    <style:style style:name="P66" style:family="paragraph" style:parent-style-name="Text_20_body">
      <style:text-properties officeooo:paragraph-rsid="00bf4ea2"/>
    </style:style>
    <style:style style:name="P67" style:family="paragraph" style:parent-style-name="Text_20_body">
      <style:text-properties officeooo:paragraph-rsid="00c62459"/>
    </style:style>
    <style:style style:name="P68" style:family="paragraph" style:parent-style-name="Text_20_body">
      <style:text-properties officeooo:paragraph-rsid="003cd9e1"/>
    </style:style>
    <style:style style:name="P69" style:family="paragraph" style:parent-style-name="Text_20_body">
      <style:text-properties officeooo:paragraph-rsid="00c89b6c"/>
    </style:style>
    <style:style style:name="P70" style:family="paragraph" style:parent-style-name="Text_20_body">
      <style:text-properties officeooo:rsid="00bf4ea2" officeooo:paragraph-rsid="00bf4ea2"/>
    </style:style>
    <style:style style:name="P71" style:family="paragraph" style:parent-style-name="Text_20_body">
      <style:text-properties officeooo:rsid="00c50c03" officeooo:paragraph-rsid="00c50c03"/>
    </style:style>
    <style:style style:name="P72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034c5c" officeooo:paragraph-rsid="00034c5c" style:font-size-asian="10pt" style:font-size-complex="10pt"/>
    </style:style>
    <style:style style:name="P73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74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75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76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77" style:family="paragraph" style:parent-style-name="Standard">
      <style:paragraph-properties fo:margin-left="0in" fo:margin-right="0in" fo:text-indent="0in" style:auto-text-indent="false"/>
      <style:text-properties style:font-name="Courier New" officeooo:rsid="00152896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be64e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d2eab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ec66b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style:font-name="Arial1" officeooo:rsid="002be64e" officeooo:paragraph-rsid="002be64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style:font-name="Arial1" officeooo:rsid="002d2eab" officeooo:paragraph-rsid="002d2eab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8102a0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style:font-name="Courier New" officeooo:rsid="015da35d" officeooo:paragraph-rsid="007ae1ac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07f3164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paragraph-rsid="008102a0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paragraph-rsid="008bcc7f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07f3164" officeooo:paragraph-rsid="007f3164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style:font-name="Liberation Sans" officeooo:rsid="008b74f8" officeooo:paragraph-rsid="008b74f8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paragraph-rsid="00c50c03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0c62459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paragraph-rsid="00cb2d97"/>
    </style:style>
    <style:style style:name="P93" style:family="paragraph" style:parent-style-name="Table_20_Heading">
      <style:text-properties style:font-name="Arial1" officeooo:paragraph-rsid="002be64e"/>
    </style:style>
    <style:style style:name="P94" style:family="paragraph" style:parent-style-name="Table_20_Heading">
      <style:text-properties style:font-name="Arial1" officeooo:paragraph-rsid="002d2eab"/>
    </style:style>
    <style:style style:name="P95" style:family="paragraph" style:parent-style-name="Table_20_Heading">
      <style:text-properties style:font-name="Arial1" officeooo:rsid="002be64e" officeooo:paragraph-rsid="002be64e"/>
    </style:style>
    <style:style style:name="P96" style:family="paragraph" style:parent-style-name="Table_20_Contents">
      <style:paragraph-properties fo:text-align="center" style:justify-single-word="false"/>
      <style:text-properties style:font-name="Arial1" officeooo:paragraph-rsid="002d2eab"/>
    </style:style>
    <style:style style:name="P97" style:family="paragraph" style:parent-style-name="Table_20_Contents">
      <style:text-properties style:font-name="Arial1" officeooo:rsid="002be64e" officeooo:paragraph-rsid="002be64e"/>
    </style:style>
    <style:style style:name="P98" style:family="paragraph" style:parent-style-name="Table_20_Contents">
      <style:text-properties style:font-name="Arial1" officeooo:rsid="002d2eab" officeooo:paragraph-rsid="002d2eab"/>
    </style:style>
    <style:style style:name="P99" style:family="paragraph" style:parent-style-name="Table_20_Contents">
      <style:text-properties style:font-name="Arial1" officeooo:rsid="00422cb6" officeooo:paragraph-rsid="00422cb6"/>
    </style:style>
    <style:style style:name="P100" style:family="paragraph" style:parent-style-name="Table_20_Contents">
      <style:text-properties style:font-name="Arial1" officeooo:rsid="00aaaaff" officeooo:paragraph-rsid="00aaaaff"/>
    </style:style>
    <style:style style:name="P101" style:family="paragraph" style:parent-style-name="Table_20_Contents">
      <style:text-properties style:font-name="Arial1" officeooo:rsid="00a7746f" officeooo:paragraph-rsid="00a7746f"/>
    </style:style>
    <style:style style:name="P102" style:family="paragraph" style:parent-style-name="Table_20_Contents">
      <style:text-properties style:font-name="Arial1" officeooo:rsid="00a945db" officeooo:paragraph-rsid="00a945db"/>
    </style:style>
    <style:style style:name="P103" style:family="paragraph" style:parent-style-name="Table_20_Contents">
      <style:text-properties style:font-name="Courier New"/>
    </style:style>
    <style:style style:name="P104" style:family="paragraph" style:parent-style-name="Table_20_Contents">
      <style:paragraph-properties fo:text-align="center" style:justify-single-word="false"/>
      <style:text-properties style:font-name="Courier New" officeooo:rsid="002be64e" officeooo:paragraph-rsid="002be64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officeooo:rsid="002d2eab" officeooo:paragraph-rsid="002d2eab"/>
    </style:style>
    <style:style style:name="P106" style:family="paragraph" style:parent-style-name="Table_20_Contents">
      <style:paragraph-properties fo:text-align="center" style:justify-single-word="false"/>
      <style:text-properties style:font-name="Courier New" officeooo:rsid="002ec66b" officeooo:paragraph-rsid="002ec66b"/>
    </style:style>
    <style:style style:name="P107" style:family="paragraph" style:parent-style-name="Table_20_Contents">
      <style:paragraph-properties fo:text-align="center" style:justify-single-word="false"/>
      <style:text-properties style:font-name="Courier New" officeooo:rsid="00422cb6" officeooo:paragraph-rsid="00422cb6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officeooo:rsid="0043c0d2" officeooo:paragraph-rsid="0043c0d2"/>
    </style:style>
    <style:style style:name="P109" style:family="paragraph" style:parent-style-name="Table_20_Contents">
      <style:paragraph-properties fo:text-align="center" style:justify-single-word="false"/>
      <style:text-properties style:font-name="Courier New" officeooo:rsid="0045737f" officeooo:paragraph-rsid="002d2eab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officeooo:rsid="00aaaaff" officeooo:paragraph-rsid="00aaaaff"/>
    </style:style>
    <style:style style:name="P111" style:family="paragraph" style:parent-style-name="Table_20_Contents">
      <style:paragraph-properties fo:text-align="center" style:justify-single-word="false"/>
      <style:text-properties style:font-name="Courier New" officeooo:rsid="00a7746f" officeooo:paragraph-rsid="00a7746f"/>
    </style:style>
    <style:style style:name="P112" style:family="paragraph" style:parent-style-name="Table_20_Contents">
      <style:paragraph-properties fo:text-align="center" style:justify-single-word="false"/>
      <style:text-properties style:font-name="Courier New" officeooo:rsid="00a945db" officeooo:paragraph-rsid="00a945db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officeooo:rsid="00acf8ea" officeooo:paragraph-rsid="00acf8ea"/>
    </style:style>
    <style:style style:name="P1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5" style:family="paragraph" style:parent-style-name="Text_20_body">
      <style:paragraph-properties fo:margin-left="0.9846in" fo:margin-right="0in" fo:text-indent="0in" style:auto-text-indent="false"/>
      <style:text-properties style:font-name="Courier New" officeooo:rsid="00c50c03" officeooo:paragraph-rsid="00c50c03"/>
    </style:style>
    <style:style style:name="P116" style:family="paragraph" style:parent-style-name="Text_20_body">
      <style:paragraph-properties fo:margin-left="1.4772in" fo:margin-right="0in" fo:text-indent="0in" style:auto-text-indent="false"/>
      <style:text-properties style:font-name="Courier New" officeooo:rsid="00c50c03" officeooo:paragraph-rsid="00c50c03"/>
    </style:style>
    <style:style style:name="P117" style:family="paragraph" style:parent-style-name="Text_20_body">
      <style:paragraph-properties fo:margin-left="1.9693in" fo:margin-right="0in" fo:text-indent="0in" style:auto-text-indent="false"/>
      <style:text-properties style:font-name="Courier New" officeooo:rsid="00c50c03" officeooo:paragraph-rsid="00c50c03"/>
    </style:style>
    <style:style style:name="P11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2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22" style:family="paragraph" style:parent-style-name="Table_20_Heading">
      <style:text-properties style:font-name="Arial1" officeooo:rsid="003ba901" officeooo:paragraph-rsid="002d2eab"/>
    </style:style>
    <style:style style:name="P123" style:family="paragraph" style:parent-style-name="Heading_20_4">
      <style:text-properties officeooo:rsid="007f90a1"/>
    </style:style>
    <style:style style:name="P124" style:family="paragraph" style:parent-style-name="Heading_20_4">
      <style:text-properties officeooo:rsid="0084eb56"/>
    </style:style>
    <style:style style:name="P125" style:family="paragraph" style:parent-style-name="Heading_20_4">
      <style:text-properties officeooo:rsid="00872e2d"/>
    </style:style>
    <style:style style:name="P126" style:family="paragraph" style:parent-style-name="Heading_20_4">
      <style:text-properties officeooo:rsid="008c287d"/>
    </style:style>
    <style:style style:name="P127" style:family="paragraph" style:parent-style-name="Standard" style:list-style-name="L1">
      <style:text-properties officeooo:rsid="00034c5c" officeooo:paragraph-rsid="00034c5c"/>
    </style:style>
    <style:style style:name="P12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4a54d3" officeooo:paragraph-rsid="0033c8e0" style:font-size-asian="12pt" style:font-size-complex="12pt"/>
    </style:style>
    <style:style style:name="P129" style:family="paragraph" style:parent-style-name="Heading_20_5">
      <style:text-properties officeooo:rsid="0087b2a4"/>
    </style:style>
    <style:style style:name="P130" style:family="paragraph" style:parent-style-name="Heading_20_5">
      <style:text-properties officeooo:rsid="008c287d"/>
    </style:style>
    <style:style style:name="P131" style:family="paragraph" style:parent-style-name="Heading_20_5">
      <style:text-properties officeooo:rsid="008a3ec1"/>
    </style:style>
    <style:style style:name="P132" style:family="paragraph" style:parent-style-name="Text_20_body">
      <style:text-properties officeooo:rsid="0004ed05" officeooo:paragraph-rsid="00301071"/>
    </style:style>
    <style:style style:name="P133" style:family="paragraph" style:parent-style-name="Text_20_body">
      <style:text-properties officeooo:rsid="00034c5c"/>
    </style:style>
    <style:style style:name="P134" style:family="paragraph" style:parent-style-name="Text_20_body">
      <style:text-properties officeooo:rsid="00034c5c" officeooo:paragraph-rsid="00301071"/>
    </style:style>
    <style:style style:name="P135" style:family="paragraph" style:parent-style-name="Text_20_body" style:list-style-name="L1">
      <style:text-properties officeooo:rsid="00034c5c"/>
    </style:style>
    <style:style style:name="P136" style:family="paragraph" style:parent-style-name="Text_20_body" style:list-style-name="L2">
      <style:text-properties officeooo:paragraph-rsid="00360f89"/>
    </style:style>
    <style:style style:name="P137" style:family="paragraph" style:parent-style-name="Text_20_body">
      <style:text-properties officeooo:rsid="001379fb" officeooo:paragraph-rsid="00147b8a"/>
    </style:style>
    <style:style style:name="P138" style:family="paragraph" style:parent-style-name="Text_20_body" style:list-style-name="L3">
      <style:text-properties officeooo:paragraph-rsid="004717f9"/>
    </style:style>
    <style:style style:name="P139" style:family="paragraph" style:parent-style-name="Text_20_body" style:list-style-name="L3">
      <style:text-properties officeooo:paragraph-rsid="006a33cd"/>
    </style:style>
    <style:style style:name="P140" style:family="paragraph" style:parent-style-name="Text_20_body" style:list-style-name="L4">
      <style:text-properties officeooo:paragraph-rsid="00c62459"/>
    </style:style>
    <style:style style:name="P141" style:family="paragraph" style:parent-style-name="Text_20_body" style:list-style-name="L4">
      <style:text-properties officeooo:rsid="00c62459" officeooo:paragraph-rsid="00c62459"/>
    </style:style>
    <style:style style:name="P142" style:family="paragraph" style:parent-style-name="Text_20_body" style:list-style-name="L5">
      <style:text-properties officeooo:paragraph-rsid="00c89b6c"/>
    </style:style>
    <style:style style:name="P143" style:family="paragraph" style:parent-style-name="Text_20_body">
      <style:text-properties officeooo:rsid="002be64e" officeooo:paragraph-rsid="002be64e"/>
    </style:style>
    <style:style style:name="P144" style:family="paragraph" style:parent-style-name="Text_20_body" style:list-style-name="L6">
      <style:text-properties officeooo:paragraph-rsid="0079665b"/>
    </style:style>
    <style:style style:name="P145" style:family="paragraph" style:parent-style-name="Text_20_body" style:list-style-name="L7">
      <style:text-properties officeooo:paragraph-rsid="007c5a2f"/>
    </style:style>
    <style:style style:name="P146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8102a0"/>
    </style:style>
    <style:style style:name="P147" style:family="paragraph" style:parent-style-name="Text_20_body">
      <style:paragraph-properties fo:margin-left="0in" fo:margin-right="0in" fo:text-indent="0in" style:auto-text-indent="false"/>
      <style:text-properties style:font-name="Liberation Sans" officeooo:rsid="007f3164" officeooo:paragraph-rsid="0082214f"/>
    </style:style>
    <style:style style:name="P148" style:family="paragraph" style:parent-style-name="Heading_20_3">
      <style:text-properties officeooo:rsid="002a6b3c" officeooo:paragraph-rsid="002a6b3c"/>
    </style:style>
    <style:style style:name="P149" style:family="paragraph" style:parent-style-name="Heading_20_3">
      <style:text-properties officeooo:rsid="007f3164"/>
    </style:style>
    <style:style style:name="P150" style:family="paragraph" style:parent-style-name="Heading_20_3">
      <style:text-properties officeooo:rsid="0084eb56"/>
    </style:style>
    <style:style style:name="P151" style:family="paragraph" style:parent-style-name="Heading_20_2">
      <style:text-properties officeooo:rsid="00360f89"/>
    </style:style>
    <style:style style:name="P152" style:family="paragraph" style:parent-style-name="Heading_20_2">
      <style:text-properties officeooo:rsid="00c50c03"/>
    </style:style>
    <style:style style:name="P153" style:family="paragraph" style:parent-style-name="Heading_20_2">
      <style:text-properties officeooo:rsid="00034c5c"/>
    </style:style>
    <style:style style:name="P154" style:family="paragraph" style:parent-style-name="Heading_20_2">
      <style:text-properties officeooo:rsid="0025eb51"/>
    </style:style>
    <style:style style:name="P155" style:family="paragraph" style:parent-style-name="Heading_20_2">
      <style:text-properties officeooo:rsid="000f87b9"/>
    </style:style>
    <style:style style:name="P156" style:family="paragraph" style:parent-style-name="Heading_20_2">
      <style:text-properties officeooo:rsid="000f87b9" officeooo:paragraph-rsid="000f87b9"/>
    </style:style>
    <style:style style:name="P157" style:family="paragraph" style:parent-style-name="Heading_20_2">
      <style:text-properties officeooo:rsid="001379fb"/>
    </style:style>
    <style:style style:name="P158" style:family="paragraph" style:parent-style-name="Heading_20_2">
      <style:text-properties officeooo:rsid="00147b8a"/>
    </style:style>
    <style:style style:name="P159" style:family="paragraph" style:parent-style-name="Heading_20_2">
      <style:text-properties officeooo:rsid="007ae1ac"/>
    </style:style>
    <style:style style:name="P160" style:family="paragraph" style:parent-style-name="Heading_20_2">
      <style:text-properties officeooo:rsid="025d31d2" officeooo:paragraph-rsid="007c5a2f"/>
    </style:style>
    <style:style style:name="P161" style:family="paragraph" style:parent-style-name="Heading_20_2">
      <style:text-properties officeooo:rsid="008102a0"/>
    </style:style>
    <style:style style:name="P162" style:family="paragraph" style:parent-style-name="Heading_20_1">
      <style:text-properties officeooo:rsid="0005ff3a"/>
    </style:style>
    <style:style style:name="P163" style:family="paragraph" style:parent-style-name="Heading_20_1">
      <style:paragraph-properties fo:break-before="page"/>
      <style:text-properties officeooo:rsid="0005ff3a"/>
    </style:style>
    <style:style style:name="P164" style:family="paragraph" style:parent-style-name="Heading_20_1">
      <style:paragraph-properties fo:break-before="page"/>
      <style:text-properties officeooo:rsid="00bf7883"/>
    </style:style>
    <style:style style:name="P165" style:family="paragraph" style:parent-style-name="Heading_20_1">
      <style:paragraph-properties fo:break-before="page"/>
      <style:text-properties officeooo:rsid="0079665b"/>
    </style:style>
    <style:style style:name="P166" style:family="paragraph" style:parent-style-name="Table_20_Contents">
      <style:text-properties style:font-name="Arial1" officeooo:rsid="002be64e" officeooo:paragraph-rsid="002be64e"/>
    </style:style>
    <style:style style:name="P167" style:family="paragraph" style:parent-style-name="Table_20_Contents">
      <style:paragraph-properties fo:text-align="center" style:justify-single-word="false"/>
      <style:text-properties style:font-name="Courier New" officeooo:rsid="002ec66b" officeooo:paragraph-rsid="002d2eab"/>
    </style:style>
    <style:style style:name="T1" style:family="text">
      <style:text-properties officeooo:rsid="009fd6db"/>
    </style:style>
    <style:style style:name="T2" style:family="text">
      <style:text-properties officeooo:rsid="00034c5c"/>
    </style:style>
    <style:style style:name="T3" style:family="text">
      <style:text-properties fo:font-style="italic" fo:font-weight="normal" officeooo:rsid="00034c5c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cb2d97" style:font-style-asian="italic" style:font-style-complex="italic"/>
    </style:style>
    <style:style style:name="T5" style:family="text">
      <style:text-properties fo:font-style="normal" fo:font-weight="bold" officeooo:rsid="00034c5c" style:font-style-asian="normal" style:font-weight-asian="bold" style:font-style-complex="normal" style:font-weight-complex="bold"/>
    </style:style>
    <style:style style:name="T6" style:family="text">
      <style:text-properties fo:font-weight="bold" officeooo:rsid="00360f89" style:font-weight-asian="bold" style:font-weight-complex="bold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e0da1"/>
    </style:style>
    <style:style style:name="T9" style:family="text">
      <style:text-properties style:font-name="Courier New" officeooo:rsid="00114cd5"/>
    </style:style>
    <style:style style:name="T10" style:family="text">
      <style:text-properties style:font-name="Courier New" officeooo:rsid="001379fb"/>
    </style:style>
    <style:style style:name="T11" style:family="text">
      <style:text-properties style:font-name="Courier New" officeooo:rsid="00147b8a"/>
    </style:style>
    <style:style style:name="T12" style:family="text">
      <style:text-properties style:font-name="Courier New" officeooo:rsid="00148a56"/>
    </style:style>
    <style:style style:name="T13" style:family="text">
      <style:text-properties style:font-name="Courier New" officeooo:rsid="00187f26"/>
    </style:style>
    <style:style style:name="T14" style:family="text">
      <style:text-properties style:font-name="Courier New" officeooo:rsid="0024d2d2"/>
    </style:style>
    <style:style style:name="T15" style:family="text">
      <style:text-properties style:font-name="Courier New" officeooo:rsid="00301071"/>
    </style:style>
    <style:style style:name="T16" style:family="text">
      <style:text-properties style:font-name="Courier New" officeooo:rsid="002be64e"/>
    </style:style>
    <style:style style:name="T17" style:family="text">
      <style:text-properties style:font-name="Courier New" officeooo:rsid="002d2eab"/>
    </style:style>
    <style:style style:name="T18" style:family="text">
      <style:text-properties style:font-name="Courier New" officeooo:rsid="002ec66b"/>
    </style:style>
    <style:style style:name="T19" style:family="text">
      <style:text-properties style:font-name="Courier New" officeooo:rsid="00360f89"/>
    </style:style>
    <style:style style:name="T20" style:family="text">
      <style:text-properties style:font-name="Courier New" officeooo:rsid="002a6b3c"/>
    </style:style>
    <style:style style:name="T21" style:family="text">
      <style:text-properties style:font-name="Courier New" officeooo:rsid="004863d1"/>
    </style:style>
    <style:style style:name="T22" style:family="text">
      <style:text-properties style:font-name="Courier New" officeooo:rsid="00488863"/>
    </style:style>
    <style:style style:name="T23" style:family="text">
      <style:text-properties style:font-name="Courier New" officeooo:rsid="004717f9"/>
    </style:style>
    <style:style style:name="T24" style:family="text">
      <style:text-properties style:font-name="Courier New" officeooo:rsid="005883a5"/>
    </style:style>
    <style:style style:name="T25" style:family="text">
      <style:text-properties style:font-name="Courier New" officeooo:rsid="00650ca5"/>
    </style:style>
    <style:style style:name="T26" style:family="text">
      <style:text-properties style:font-name="Courier New" officeooo:rsid="00667f3b"/>
    </style:style>
    <style:style style:name="T27" style:family="text">
      <style:text-properties style:font-name="Courier New" officeooo:rsid="0069a46f"/>
    </style:style>
    <style:style style:name="T28" style:family="text">
      <style:text-properties style:font-name="Courier New" officeooo:rsid="006a33cd"/>
    </style:style>
    <style:style style:name="T29" style:family="text">
      <style:text-properties style:font-name="Courier New" officeooo:rsid="015da35d"/>
    </style:style>
    <style:style style:name="T30" style:family="text">
      <style:text-properties style:font-name="Courier New" officeooo:rsid="025d31d2"/>
    </style:style>
    <style:style style:name="T31" style:family="text">
      <style:text-properties style:font-name="Courier New" officeooo:rsid="007c5a2f"/>
    </style:style>
    <style:style style:name="T32" style:family="text">
      <style:text-properties style:font-name="Courier New" officeooo:rsid="0079665b"/>
    </style:style>
    <style:style style:name="T33" style:family="text">
      <style:text-properties style:font-name="Courier New" officeooo:rsid="007e288a"/>
    </style:style>
    <style:style style:name="T34" style:family="text">
      <style:text-properties style:font-name="Courier New" officeooo:rsid="007e7b92"/>
    </style:style>
    <style:style style:name="T35" style:family="text">
      <style:text-properties style:font-name="Courier New" officeooo:rsid="007f3164"/>
    </style:style>
    <style:style style:name="T36" style:family="text">
      <style:text-properties style:font-name="Courier New" officeooo:rsid="007f90a1"/>
    </style:style>
    <style:style style:name="T37" style:family="text">
      <style:text-properties style:font-name="Courier New" officeooo:rsid="008102a0"/>
    </style:style>
    <style:style style:name="T38" style:family="text">
      <style:text-properties style:font-name="Courier New" officeooo:rsid="0084eb56"/>
    </style:style>
    <style:style style:name="T39" style:family="text">
      <style:text-properties style:font-name="Courier New" officeooo:rsid="00872e2d"/>
    </style:style>
    <style:style style:name="T40" style:family="text">
      <style:text-properties style:font-name="Courier New" officeooo:rsid="0087b2a4"/>
    </style:style>
    <style:style style:name="T41" style:family="text">
      <style:text-properties style:font-name="Courier New" officeooo:rsid="008980b1"/>
    </style:style>
    <style:style style:name="T42" style:family="text">
      <style:text-properties style:font-name="Courier New" officeooo:rsid="008a3ec1"/>
    </style:style>
    <style:style style:name="T43" style:family="text">
      <style:text-properties style:font-name="Courier New" officeooo:rsid="008b74f8"/>
    </style:style>
    <style:style style:name="T44" style:family="text">
      <style:text-properties style:font-name="Courier New" officeooo:rsid="008bcc7f"/>
    </style:style>
    <style:style style:name="T45" style:family="text">
      <style:text-properties style:font-name="Courier New" officeooo:rsid="008c287d"/>
    </style:style>
    <style:style style:name="T46" style:family="text">
      <style:text-properties style:font-name="Courier New" officeooo:rsid="008eaa06"/>
    </style:style>
    <style:style style:name="T47" style:family="text">
      <style:text-properties style:font-name="Courier New" officeooo:rsid="008fc3ce"/>
    </style:style>
    <style:style style:name="T48" style:family="text">
      <style:text-properties style:font-name="Courier New" officeooo:rsid="009229f3"/>
    </style:style>
    <style:style style:name="T49" style:family="text">
      <style:text-properties style:font-name="Courier New" officeooo:rsid="0096d860"/>
    </style:style>
    <style:style style:name="T50" style:family="text">
      <style:text-properties style:font-name="Courier New" officeooo:rsid="009a48da"/>
    </style:style>
    <style:style style:name="T51" style:family="text">
      <style:text-properties style:font-name="Courier New" officeooo:rsid="009da115"/>
    </style:style>
    <style:style style:name="T52" style:family="text">
      <style:text-properties style:font-name="Courier New" officeooo:rsid="00a1d655"/>
    </style:style>
    <style:style style:name="T53" style:family="text">
      <style:text-properties style:font-name="Courier New" officeooo:rsid="007c7cf4"/>
    </style:style>
    <style:style style:name="T54" style:family="text">
      <style:text-properties style:font-name="Courier New" officeooo:rsid="008dbe70"/>
    </style:style>
    <style:style style:name="T55" style:family="text">
      <style:text-properties style:font-name="Courier New" officeooo:rsid="00c62459"/>
    </style:style>
    <style:style style:name="T56" style:family="text">
      <style:text-properties style:font-name="Courier New" officeooo:rsid="00c89b6c"/>
    </style:style>
    <style:style style:name="T57" style:family="text">
      <style:text-properties style:font-name="Courier New" officeooo:rsid="00cb2d97"/>
    </style:style>
    <style:style style:name="T58" style:family="text">
      <style:text-properties style:font-name="Courier New" officeooo:rsid="00cc9863"/>
    </style:style>
    <style:style style:name="T59" style:family="text">
      <style:text-properties style:font-name="Courier New" officeooo:rsid="006be3eb"/>
    </style:style>
    <style:style style:name="T60" style:family="text">
      <style:text-properties style:font-name="Courier New" officeooo:rsid="00d2b40c"/>
    </style:style>
    <style:style style:name="T61" style:family="text">
      <style:text-properties style:font-name="Courier New" officeooo:rsid="00d3a341"/>
    </style:style>
    <style:style style:name="T62" style:family="text">
      <style:text-properties officeooo:rsid="000e0da1"/>
    </style:style>
    <style:style style:name="T63" style:family="text">
      <style:text-properties officeooo:rsid="00114cd5"/>
    </style:style>
    <style:style style:name="T64" style:family="text">
      <style:text-properties officeooo:rsid="001379fb"/>
    </style:style>
    <style:style style:name="T65" style:family="text">
      <style:text-properties officeooo:rsid="00147b8a"/>
    </style:style>
    <style:style style:name="T66" style:family="text">
      <style:text-properties officeooo:rsid="00148a56"/>
    </style:style>
    <style:style style:name="T67" style:family="text">
      <style:text-properties officeooo:rsid="00187f26"/>
    </style:style>
    <style:style style:name="T68" style:family="text">
      <style:text-properties officeooo:rsid="0024d2d2"/>
    </style:style>
    <style:style style:name="T69" style:family="text">
      <style:text-properties style:font-name="Arial1" officeooo:rsid="00147b8a"/>
    </style:style>
    <style:style style:name="T70" style:family="text">
      <style:text-properties style:font-name="Arial1" officeooo:rsid="004863d1"/>
    </style:style>
    <style:style style:name="T71" style:family="text">
      <style:text-properties style:font-name="Arial1" officeooo:rsid="002d2eab"/>
    </style:style>
    <style:style style:name="T72" style:family="text">
      <style:text-properties style:font-name="Arial1" officeooo:rsid="00c89b6c"/>
    </style:style>
    <style:style style:name="T73" style:family="text">
      <style:text-properties officeooo:rsid="002a6b3c"/>
    </style:style>
    <style:style style:name="T74" style:family="text">
      <style:text-properties officeooo:rsid="002be64e"/>
    </style:style>
    <style:style style:name="T75" style:family="text">
      <style:text-properties officeooo:rsid="002d2eab"/>
    </style:style>
    <style:style style:name="T76" style:family="text">
      <style:text-properties officeooo:rsid="002ec66b"/>
    </style:style>
    <style:style style:name="T77" style:family="text">
      <style:text-properties officeooo:rsid="00301071"/>
    </style:style>
    <style:style style:name="T78" style:family="text">
      <style:text-properties officeooo:rsid="0033c8e0"/>
    </style:style>
    <style:style style:name="T79" style:family="text">
      <style:text-properties officeooo:rsid="00360f89"/>
    </style:style>
    <style:style style:name="T80" style:family="text">
      <style:text-properties officeooo:rsid="003898c7"/>
    </style:style>
    <style:style style:name="T81" style:family="text">
      <style:text-properties officeooo:rsid="003cd9e1"/>
    </style:style>
    <style:style style:name="T82" style:family="text">
      <style:text-properties officeooo:rsid="0045737f"/>
    </style:style>
    <style:style style:name="T83" style:family="text">
      <style:text-properties officeooo:rsid="00470ed7"/>
    </style:style>
    <style:style style:name="T84" style:family="text">
      <style:text-properties officeooo:rsid="004717f9"/>
    </style:style>
    <style:style style:name="T85" style:family="text">
      <style:text-properties officeooo:rsid="004863d1"/>
    </style:style>
    <style:style style:name="T86" style:family="text">
      <style:text-properties officeooo:rsid="00488863"/>
    </style:style>
    <style:style style:name="T87" style:family="text">
      <style:text-properties officeooo:rsid="004a54d3"/>
    </style:style>
    <style:style style:name="T88" style:family="text">
      <style:text-properties officeooo:rsid="005883a5"/>
    </style:style>
    <style:style style:name="T89" style:family="text">
      <style:text-properties officeooo:rsid="005cabf5"/>
    </style:style>
    <style:style style:name="T90" style:family="text">
      <style:text-properties officeooo:rsid="00650ca5"/>
    </style:style>
    <style:style style:name="T91" style:family="text">
      <style:text-properties officeooo:rsid="00667f3b"/>
    </style:style>
    <style:style style:name="T92" style:family="text">
      <style:text-properties officeooo:rsid="001d186c"/>
    </style:style>
    <style:style style:name="T93" style:family="text">
      <style:text-properties style:font-name="Arial" officeooo:rsid="001d186c"/>
    </style:style>
    <style:style style:name="T94" style:family="text">
      <style:text-properties style:font-name="Arial" officeooo:rsid="00cc9863"/>
    </style:style>
    <style:style style:name="T95" style:family="text">
      <style:text-properties style:font-name="Arial" officeooo:rsid="00d90a6c"/>
    </style:style>
    <style:style style:name="T96" style:family="text">
      <style:text-properties style:font-name="Andale Mono" officeooo:rsid="001d186c"/>
    </style:style>
    <style:style style:name="T97" style:family="text">
      <style:text-properties officeooo:rsid="0069a46f"/>
    </style:style>
    <style:style style:name="T98" style:family="text">
      <style:text-properties officeooo:rsid="006a33cd"/>
    </style:style>
    <style:style style:name="T99" style:family="text">
      <style:text-properties officeooo:rsid="006be3eb"/>
    </style:style>
    <style:style style:name="T100" style:family="text">
      <style:text-properties officeooo:rsid="0079665b"/>
    </style:style>
    <style:style style:name="T101" style:family="text">
      <style:text-properties officeooo:rsid="007ae1ac"/>
    </style:style>
    <style:style style:name="T102" style:family="text">
      <style:text-properties officeooo:rsid="015da35d"/>
    </style:style>
    <style:style style:name="T103" style:family="text">
      <style:text-properties officeooo:rsid="01e23452"/>
    </style:style>
    <style:style style:name="T104" style:family="text">
      <style:text-properties style:font-name="Liberation Sans"/>
    </style:style>
    <style:style style:name="T105" style:family="text">
      <style:text-properties style:font-name="Liberation Sans" officeooo:rsid="015c3dfb"/>
    </style:style>
    <style:style style:name="T106" style:family="text">
      <style:text-properties style:font-name="Liberation Sans" officeooo:rsid="025d31d2"/>
    </style:style>
    <style:style style:name="T107" style:family="text">
      <style:text-properties style:font-name="Liberation Sans" officeooo:rsid="007c5a2f"/>
    </style:style>
    <style:style style:name="T108" style:family="text">
      <style:text-properties style:font-name="Liberation Sans" officeooo:rsid="0096d860"/>
    </style:style>
    <style:style style:name="T109" style:family="text">
      <style:text-properties style:font-name="Liberation Sans" officeooo:rsid="009a48da"/>
    </style:style>
    <style:style style:name="T110" style:family="text">
      <style:text-properties style:font-name="Liberation Sans" officeooo:rsid="007f3164"/>
    </style:style>
    <style:style style:name="T111" style:family="text">
      <style:text-properties style:font-name="Liberation Sans" officeooo:rsid="009eef44"/>
    </style:style>
    <style:style style:name="T112" style:family="text">
      <style:text-properties style:font-name="Liberation Sans" officeooo:rsid="007f90a1"/>
    </style:style>
    <style:style style:name="T113" style:family="text">
      <style:text-properties style:font-name="Liberation Sans" officeooo:rsid="008102a0"/>
    </style:style>
    <style:style style:name="T114" style:family="text">
      <style:text-properties style:font-name="Liberation Sans" officeooo:rsid="0084eb56"/>
    </style:style>
    <style:style style:name="T115" style:family="text">
      <style:text-properties style:font-name="Liberation Sans" officeooo:rsid="008fc3ce"/>
    </style:style>
    <style:style style:name="T116" style:family="text">
      <style:text-properties style:font-name="Liberation Sans" officeooo:rsid="009fd6db"/>
    </style:style>
    <style:style style:name="T117" style:family="text">
      <style:text-properties style:font-name="Liberation Sans" officeooo:rsid="00872e2d"/>
    </style:style>
    <style:style style:name="T118" style:family="text">
      <style:text-properties style:font-name="Liberation Sans" officeooo:rsid="0087b2a4"/>
    </style:style>
    <style:style style:name="T119" style:family="text">
      <style:text-properties style:font-name="Liberation Sans" officeooo:rsid="008b74f8"/>
    </style:style>
    <style:style style:name="T120" style:family="text">
      <style:text-properties style:font-name="Liberation Sans" officeooo:rsid="0090afbf"/>
    </style:style>
    <style:style style:name="T121" style:family="text">
      <style:text-properties style:font-name="Liberation Sans" officeooo:rsid="009229f3"/>
    </style:style>
    <style:style style:name="T122" style:family="text">
      <style:text-properties style:font-name="Liberation Sans" officeooo:rsid="008980b1"/>
    </style:style>
    <style:style style:name="T123" style:family="text">
      <style:text-properties style:font-name="Liberation Sans" officeooo:rsid="008c287d"/>
    </style:style>
    <style:style style:name="T124" style:family="text">
      <style:text-properties style:font-name="Liberation Sans" officeooo:rsid="008dbe70"/>
    </style:style>
    <style:style style:name="T125" style:family="text">
      <style:text-properties style:font-name="Liberation Sans" officeooo:rsid="008bcc7f"/>
    </style:style>
    <style:style style:name="T126" style:family="text">
      <style:text-properties style:font-name="Liberation Sans" officeooo:rsid="008eaa06"/>
    </style:style>
    <style:style style:name="T127" style:family="text">
      <style:text-properties style:font-name="Liberation Sans" fo:font-style="italic" officeooo:rsid="008c287d" style:font-style-asian="italic" style:font-style-complex="italic"/>
    </style:style>
    <style:style style:name="T128" style:family="text">
      <style:text-properties officeooo:rsid="025d31d2"/>
    </style:style>
    <style:style style:name="T129" style:family="text">
      <style:text-properties officeooo:rsid="007c7cf4"/>
    </style:style>
    <style:style style:name="T130" style:family="text">
      <style:text-properties officeooo:rsid="007e288a"/>
    </style:style>
    <style:style style:name="T131" style:family="text">
      <style:text-properties officeooo:rsid="007e7b92"/>
    </style:style>
    <style:style style:name="T132" style:family="text">
      <style:text-properties officeooo:rsid="0084eb56"/>
    </style:style>
    <style:style style:name="T133" style:family="text">
      <style:text-properties officeooo:rsid="008b74f8"/>
    </style:style>
    <style:style style:name="T134" style:family="text">
      <style:text-properties officeooo:rsid="008c287d"/>
    </style:style>
    <style:style style:name="T135" style:family="text">
      <style:text-properties officeooo:rsid="008fc3ce"/>
    </style:style>
    <style:style style:name="T136" style:family="text">
      <style:text-properties officeooo:rsid="009bcbd2"/>
    </style:style>
    <style:style style:name="T137" style:family="text">
      <style:text-properties officeooo:rsid="009da115"/>
    </style:style>
    <style:style style:name="T138" style:family="text">
      <style:text-properties officeooo:rsid="00c50c03"/>
    </style:style>
    <style:style style:name="T139" style:family="text">
      <style:text-properties officeooo:rsid="00c62459"/>
    </style:style>
    <style:style style:name="T140" style:family="text">
      <style:text-properties officeooo:rsid="00c6a4b1"/>
    </style:style>
    <style:style style:name="T141" style:family="text">
      <style:text-properties officeooo:rsid="00c89b6c"/>
    </style:style>
    <style:style style:name="T142" style:family="text">
      <style:text-properties officeooo:rsid="00cb2d97"/>
    </style:style>
    <style:style style:name="T143" style:family="text">
      <style:text-properties officeooo:rsid="00cc9863"/>
    </style:style>
    <style:style style:name="T144" style:family="text">
      <style:text-properties officeooo:rsid="00d512c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4"><text:a xlink:type="simple" xlink:href="#__RefHeading__122_1931092924" text:style-name="Index_20_Link" text:visited-style-name="Index_20_Link">Introduction<text:tab/>1</text:a></text:p>
          <text:p text:style-name="P114"><text:a xlink:type="simple" xlink:href="#__RefHeading__268_1931092924" text:style-name="Index_20_Link" text:visited-style-name="Index_20_Link">Language Overview<text:tab/>3</text:a></text:p>
          <text:p text:style-name="P119"><text:a xlink:type="simple" xlink:href="#__RefHeading__1166_1767872214" text:style-name="Index_20_Link" text:visited-style-name="Index_20_Link">Case Sensitivity<text:tab/>3</text:a></text:p>
          <text:p text:style-name="P119"><text:a xlink:type="simple" xlink:href="#__RefHeading__3765_1760780635" text:style-name="Index_20_Link" text:visited-style-name="Index_20_Link">Statement Consistency<text:tab/>4</text:a></text:p>
          <text:p text:style-name="P118"><text:a xlink:type="simple" xlink:href="#__RefHeading__3767_1760780635" text:style-name="Index_20_Link" text:visited-style-name="Index_20_Link">format Statement Requirements<text:tab/>4</text:a></text:p>
          <text:p text:style-name="P119"><text:a xlink:type="simple" xlink:href="#__RefHeading__270_1931092924" text:style-name="Index_20_Link" text:visited-style-name="Index_20_Link">Python Integration<text:tab/>5</text:a></text:p>
          <text:p text:style-name="P114"><text:a xlink:type="simple" xlink:href="#__RefHeading__274_1931092924" text:style-name="Index_20_Link" text:visited-style-name="Index_20_Link">MSL Statements<text:tab/>6</text:a></text:p>
          <text:p text:style-name="P119"><text:a xlink:type="simple" xlink:href="#__RefHeading__16168_1931092924" text:style-name="Index_20_Link" text:visited-style-name="Index_20_Link">include<text:tab/>6</text:a></text:p>
          <text:p text:style-name="P119"><text:a xlink:type="simple" xlink:href="#__RefHeading__16178_1931092924" text:style-name="Index_20_Link" text:visited-style-name="Index_20_Link">cpu<text:tab/>6</text:a></text:p>
          <text:p text:style-name="P119"><text:a xlink:type="simple" xlink:href="#__RefHeading__16180_1931092924" text:style-name="Index_20_Link" text:visited-style-name="Index_20_Link">iset<text:tab/>7</text:a></text:p>
          <text:p text:style-name="P119"><text:a xlink:type="simple" xlink:href="#__RefHeading__16359_1931092924" text:style-name="Index_20_Link" text:visited-style-name="Index_20_Link">inst<text:tab/>7</text:a></text:p>
          <text:p text:style-name="P119"><text:a xlink:type="simple" xlink:href="#__RefHeading__16361_1931092924" text:style-name="Index_20_Link" text:visited-style-name="Index_20_Link">format<text:tab/>7</text:a></text:p>
          <text:p text:style-name="P118"><text:a xlink:type="simple" xlink:href="#__RefHeading__1168_1767872214" text:style-name="Index_20_Link" text:visited-style-name="Index_20_Link">Requirements for 'mfield' and 'sfield' Attributes<text:tab/>9</text:a></text:p>
          <text:p text:style-name="P114"><text:a xlink:type="simple" xlink:href="#__RefHeading__29899_1507678260" text:style-name="Index_20_Link" text:visited-style-name="Index_20_Link">Command-Line Utilities<text:tab/>11</text:a></text:p>
          <text:p text:style-name="P119"><text:a xlink:type="simple" xlink:href="#__RefHeading__29901_1507678260" text:style-name="Index_20_Link" text:visited-style-name="Index_20_Link">System Requirements<text:tab/>11</text:a></text:p>
          <text:p text:style-name="P119"><text:a xlink:type="simple" xlink:href="#__RefHeading__29903_1507678260" text:style-name="Index_20_Link" text:visited-style-name="Index_20_Link">Environment Variables<text:tab/>11</text:a></text:p>
          <text:p text:style-name="P119"><text:a xlink:type="simple" xlink:href="#__RefHeading__29905_1507678260" text:style-name="Index_20_Link" text:visited-style-name="Index_20_Link">msl.py – MSL Validation<text:tab/>11</text:a></text:p>
          <text:p text:style-name="P118"><text:a xlink:type="simple" xlink:href="#__RefHeading__29907_1507678260" text:style-name="Index_20_Link" text:visited-style-name="Index_20_Link">Script File Arguments<text:tab/>12</text:a></text:p>
          <text:p text:style-name="P120"><text:a xlink:type="simple" xlink:href="#__RefHeading__29909_1507678260" text:style-name="Index_20_Link" text:visited-style-name="Index_20_Link">-e/--expand<text:tab/>12</text:a></text:p>
          <text:p text:style-name="P120"><text:a xlink:type="simple" xlink:href="#__RefHeading__29911_1507678260" text:style-name="Index_20_Link" text:visited-style-name="Index_20_Link">-f/--fail<text:tab/>12</text:a></text:p>
          <text:p text:style-name="P120"><text:a xlink:type="simple" xlink:href="#__RefHeading__29913_1507678260" text:style-name="Index_20_Link" text:visited-style-name="Index_20_Link">-x/--xref<text:tab/>12</text:a></text:p>
          <text:p text:style-name="P120"><text:a xlink:type="simple" xlink:href="#__RefHeading__29915_1507678260" text:style-name="Index_20_Link" text:visited-style-name="Index_20_Link">--dump<text:tab/>12</text:a></text:p>
          <text:p text:style-name="P119"><text:a xlink:type="simple" xlink:href="#__RefHeading__30074_1507678260" text:style-name="Index_20_Link" text:visited-style-name="Index_20_Link">mslrpt.py – MSL Reporting<text:tab/>12</text:a></text:p>
          <text:p text:style-name="P118"><text:a xlink:type="simple" xlink:href="#__RefHeading__30076_1507678260" text:style-name="Index_20_Link" text:visited-style-name="Index_20_Link">Script File Arguments<text:tab/>13</text:a></text:p>
          <text:p text:style-name="P120"><text:a xlink:type="simple" xlink:href="#__RefHeading__30078_1507678260" text:style-name="Index_20_Link" text:visited-style-name="Index_20_Link">-r/--report cpu<text:tab/>13</text:a></text:p>
          <text:p text:style-name="P120"><text:a xlink:type="simple" xlink:href="#__RefHeading__30080_1507678260" text:style-name="Index_20_Link" text:visited-style-name="Index_20_Link">-r/--report files<text:tab/>13</text:a></text:p>
          <text:p text:style-name="P120"><text:a xlink:type="simple" xlink:href="#__RefHeading__30082_1507678260" text:style-name="Index_20_Link" text:visited-style-name="Index_20_Link">-r/--report inst<text:tab/>13</text:a></text:p>
          <text:p text:style-name="P121"><text:a xlink:type="simple" xlink:href="#__RefHeading__30084_1507678260" text:style-name="Index_20_Link" text:visited-style-name="Index_20_Link">-c/--cpu mslfile=cpu<text:tab/>14</text:a></text:p>
          <text:p text:style-name="P121"><text:a xlink:type="simple" xlink:href="#__RefHeading__30338_1507678260" text:style-name="Index_20_Link" text:visited-style-name="Index_20_Link">-l/--listing filepath<text:tab/>14</text:a></text:p>
          <text:p text:style-name="P121"><text:a xlink:type="simple" xlink:href="#__RefHeading__30216_1507678260" text:style-name="Index_20_Link" text:visited-style-name="Index_20_Link">-s/--seq &lt;mnemonic|opcode|format&gt;<text:tab/>14</text:a></text:p>
          <text:p text:style-name="P120"><text:a xlink:type="simple" xlink:href="#__RefHeading__30460_1507678260" text:style-name="Index_20_Link" text:visited-style-name="Index_20_Link">-r/--report PoO<text:tab/>14</text:a></text:p>
        </text:index-body>
      </text:table-of-content>
      <text:p text:style-name="P4"/>
      <text:p text:style-name="P42"><text:span text:style-name="T92">Copyright </text:span><text:span text:style-name="T93">© 2014</text:span><text:span text:style-name="T95">-2020</text:span><text:span text:style-name="T93"> Harold Grovesteen</text:span></text:p>
      <text:p text:style-name="P42"><text:span text:style-name="T93">See the file </text:span><text:span text:style-name="T96">doc/fdl-1.3.txt</text:span><text:span text:style-name="T93"> for copying conditions.</text:span></text:p>
      <text:h text:style-name="P162" text:outline-level="1"><text:bookmark-start text:name="__RefHeading__122_1931092924"/>Introduction<text:bookmark-end text:name="__RefHeading__122_1931092924"/></text:h>
      <text:p text:style-name="P132">Machine Specification Language (MSL) is a small domain specific language describing key elements of a mainframe system. <text:s/>MSL's primary role is support for consumers of mainframe configuration information. <text:s/>To the extent a consumer's needs can be addressed within the broad design of MSL, those needs will be addressed. <text:s/>MSL serves the consumers, not the other way around. <text:s/>The following constitutes the current description of the MSL. </text:p>
      <text:p text:style-name="P134"><text:soft-page-break/>It is the responsibility of <text:s/>users of a file written in MSL to parse and process it as appropriate to its needs. <text:s/>It is hoped that the language is simple enough that other scripting languages, for example REXX, or Perl, etc., can do that. <text:s/>A Python processor and two command line utilities are provided. <text:s/>The command line utility is intended for testing purposes and validation of a file written in MSL. <text:s/>A file successfully processed by the command line utility should be considered as valid.</text:p>
      <text:p text:style-name="P66"/>
      <text:p text:style-name="P70"/>
      <text:p text:style-name="P70"/>
      <text:h text:style-name="P163" text:outline-level="1"><text:bookmark-start text:name="__RefHeading__268_1931092924"/>Language Overview<text:bookmark-end text:name="__RefHeading__268_1931092924"/></text:h>
      <text:p text:style-name="P32">The Machine Specification Language is a line oriented language. <text:s/>It does not support free flowing text. <text:s/>A 'line' does NOT include platform specific line termination characters. <text:s/>A process needs to handle removal of such characters and tolerate variations. <text:s/>If a processor is not able to do that, an external mechanism should convert the lines to the platform specific termination before being processed.</text:p>
      <text:p text:style-name="P32">A valid line contains only the ASCII characters 0x20-0x7E, inclusive. <text:s/>Comments are excluded from this requirement.</text:p>
      <text:p text:style-name="P63">Lines fall into one of these descriptions:</text:p>
      <text:list xml:id="list902453078" text:style-name="L1">
        <text:list-item>
          <text:p text:style-name="P127">an “empty” line (contains only spaces or no characters at all).</text:p>
        </text:list-item>
        <text:list-item>
          <text:p text:style-name="P127">a “comment” line (starting with either a '<text:span text:style-name="T7">*</text:span>' or '<text:span text:style-name="T7">#</text:span>' in position 1),</text:p>
        </text:list-item>
        <text:list-item>
          <text:p text:style-name="P127">an “invalid” line (contains characters other than ASCII 0x20-0x7E inclusive),</text:p>
        </text:list-item>
        <text:list-item>
          <text:p text:style-name="P127">a “statement” line (printable character(s) starting in position 1), or</text:p>
        </text:list-item>
        <text:list-item>
          <text:p text:style-name="P135">a “parameter” line (printable character(s) starting in position 2 or later),</text:p>
        </text:list-item>
      </text:list>
      <text:p text:style-name="P32">Only statement and parameter lines are processed. <text:s/>A processor is also free to ignore any statement or parameter line for which it has no interest. <text:s/>Statement and parameter lines may also contain a comment starting with a comment character through the remainder of the line. <text:s/>Character restrictions do not apply to comments.</text:p>
      <text:p text:style-name="Text_20_body"><text:span text:style-name="T2">An '</text:span><text:span text:style-name="T19">id</text:span><text:span text:style-name="T2">' identifies each statement. <text:s/>Statement id's must be unique. <text:s/>Duplicate identifiers are not allowed. <text:s/>All identifiers reside in a single name space.</text:span></text:p>
      <text:p text:style-name="P41"><text:span text:style-name="T90">The MSL language is a specific use of the underlying Statement Oriented Parameter Language (SOPL). <text:s/>SOPL is implemented in the </text:span><text:span text:style-name="T25">sopl.</text:span><text:span text:style-name="T60">py</text:span><text:span text:style-name="T90"> module in the <text:s/></text:span><text:span text:style-name="T26">tools/lang</text:span><text:span text:style-name="T91"> directory. <text:s text:c="2"/>SOPL was designed with the express objective that tools based on languages other than Python could be developed if applicable without resorting to complex language processing tools.</text:span></text:p>
      <text:h text:style-name="P151" text:outline-level="2"><text:bookmark-start text:name="__RefHeading__1166_1767872214"/>Case Sensitivity<text:bookmark-end text:name="__RefHeading__1166_1767872214"/></text:h>
      <text:p text:style-name="P37"><text:span text:style-name="T79">MSL is generally </text:span><text:span text:style-name="T6">case sensitive</text:span><text:span text:style-name="T79">. <text:s/>Case sensitivity is the default. <text:s/>All statement types, parameter types and parameter or statement attributes not explicitly identified as being case insensitive are case sensitive. </text:span></text:p>
      <text:p text:style-name="P38">For convenience certain identifiers or attributes are treated as case insensitive resulting in such being treated as upper case:</text:p>
      <text:list xml:id="list1994924904" text:style-name="L2">
        <text:list-item>
          <text:p text:style-name="P136"><text:span text:style-name="T19">inst</text:span><text:span text:style-name="T79"> statement identifiers,</text:span></text:p>
        </text:list-item>
        <text:list-item>
          <text:p text:style-name="P136"><text:span text:style-name="T19">format</text:span><text:span text:style-name="T79"> statement identifiers,</text:span></text:p>
        </text:list-item>
        <text:list-item>
          <text:p text:style-name="P136"><text:span text:style-name="T19">format</text:span><text:span text:style-name="T79"> statement </text:span><text:span text:style-name="T19">mfield</text:span><text:span text:style-name="T79"> attributes, and</text:span></text:p>
        </text:list-item>
        <text:list-item>
          <text:p text:style-name="P136"><text:span text:style-name="T19">format</text:span><text:span text:style-name="T79"> statement </text:span><text:span text:style-name="T19">sfield</text:span><text:span text:style-name="T79"> attributes.</text:span></text:p>
        </text:list-item>
      </text:list>
      <text:h text:style-name="P152" text:outline-level="2"><text:bookmark-start text:name="__RefHeading__3765_1760780635"/><text:soft-page-break/>Statement Consistency<text:bookmark-end text:name="__RefHeading__3765_1760780635"/></text:h>
      <text:p text:style-name="P71">Taken together, the individual statements define a hierarchical database describing instructions supported by a CPU. <text:s/>The CPU is at the top of the hierarchy. <text:s/>The other statements are subsidiary to the CPU:</text:p>
      <text:p text:style-name="P21">cpu &lt;cpu-id&gt;</text:p>
      <text:p text:style-name="P115">iset &lt;is-id&gt;</text:p>
      <text:p text:style-name="P116">inst &lt;mnemonic&gt;</text:p>
      <text:p text:style-name="P117">format &lt;format-id&gt;</text:p>
      <text:p text:style-name="P90"><text:span text:style-name="T138">Individual statements receive an identifier, identified above between the </text:span><text:span text:style-name="T57">&lt;&gt;</text:span><text:span text:style-name="T142"> symbols. <text:s/>Identifiers are placed in a single name space that forces all identifiers to be unique. <text:s/>Identifiers from an included MSL file are placed in this same name space and must not clash with identifiers from other files.</text:span></text:p>
      <text:p text:style-name="P91"><text:span text:style-name="T139">Instruction mnemonics specified by the collection of </text:span><text:span text:style-name="T55">iset</text:span><text:span text:style-name="T139"> statements referenced by a CPU must be disjoint. <text:s/>While a single mnemonic may be defined in more than one </text:span><text:span text:style-name="T55">iset</text:span><text:span text:style-name="T139">, the mnemonic may only occur once in all of the </text:span><text:span text:style-name="T55">iset</text:span><text:span text:style-name="T139"> statements used by a single CPU.</text:span></text:p>
      <text:p text:style-name="P91"><text:span text:style-name="T139">An assembler uses the information supplied by an </text:span><text:span text:style-name="T55">inst</text:span><text:span text:style-name="T139"> statement defining the instruction and its referenced </text:span><text:span text:style-name="T55">format</text:span><text:span text:style-name="T139"> statement combined with the assembly supplied information to construct the machine binary representation of an instruction. <text:s/>The format statement defines both the structure and source of each instruction field used to build the instruction. <text:s/>The inst source parameter lines define how the an assembly source operand is used to supply specific binary fields. <text:s/>Some fields may be implied by the instruction mnemonic, for example some extended mnemonics, and the </text:span><text:span text:style-name="T57">inst</text:span><text:span text:style-name="T142"> statement must include a </text:span><text:span text:style-name="T57">fixed</text:span><text:span text:style-name="T142"> parameter line supplying that information. <text:s/>The corresponding </text:span><text:span text:style-name="T57">mach</text:span><text:span text:style-name="T142"> parameter defining the field must include the attribute </text:span><text:span text:style-name="T57">fixed</text:span><text:span text:style-name="T142"> in these cases.</text:span></text:p>
      <text:h text:style-name="Heading_20_3" text:outline-level="3"><text:bookmark-start text:name="__RefHeading__3767_1760780635"/><text:span text:style-name="T57">format</text:span><text:span text:style-name="T142"> Statement Requirements</text:span><text:bookmark-end text:name="__RefHeading__3767_1760780635"/></text:h>
      <text:p text:style-name="P92"><text:span text:style-name="T142">If there are differences in the machine structure or source statement operands, separate </text:span><text:span text:style-name="T57">format</text:span><text:span text:style-name="T142"> statements are required. <text:s/>Extended mnemonics require a different </text:span><text:span text:style-name="T57">format</text:span><text:span text:style-name="T142"> statement than that used in the defining base instruction's </text:span><text:span text:style-name="T57">inst</text:span><text:span text:style-name="T142"> statement. <text:s/>Some formal instruction format definitions contained in </text:span><text:span text:style-name="T4">Principles of Operation</text:span><text:span text:style-name="T142"> manuals contain fields that are not used by some instructions utilizing the formal format. <text:s/>MSL requires separate formats in this case.</text:span></text:p>
      <text:p text:style-name="P92"><text:span text:style-name="T142">Many extended mnemonics specify a value for a field within the second byte of the instruction. <text:s/>MSL can utilize the </text:span><text:span text:style-name="T57">inst</text:span><text:span text:style-name="T142"> statement </text:span><text:span text:style-name="T57">opcode</text:span><text:span text:style-name="T142"> definition, with the appropriately defined </text:span><text:span text:style-name="T58">format</text:span><text:span text:style-name="T143"> statement </text:span><text:span text:style-name="T57">XOP</text:span><text:span text:style-name="T142"> </text:span><text:span text:style-name="T58">mach</text:span><text:span text:style-name="T142"> definition to supply the extended mnemonic mask value. <text:s/>For extended mnemonics where the mask is not within the second byte of the instruction, the </text:span><text:span text:style-name="T58">inst</text:span><text:span text:style-name="T143"> statement </text:span><text:span text:style-name="T58">fixed</text:span><text:span text:style-name="T143"> parameter can supply the value (with the corresponding </text:span><text:span text:style-name="T58">fixed</text:span><text:span text:style-name="T143"> attribute associated with the field's </text:span><text:span text:style-name="T58">mach</text:span><text:span text:style-name="T143"> parameter line).</text:span></text:p>
      <text:h text:style-name="P153" text:outline-level="2"><text:bookmark-start text:name="__RefHeading__270_1931092924"/><text:soft-page-break/>Python Integration<text:bookmark-end text:name="__RefHeading__270_1931092924"/></text:h>
      <text:p text:style-name="Text_20_body"><text:span text:style-name="T2">Integration of the MSL processor into another Python module is accomplished by importing the </text:span><text:span text:style-name="T13">msldb</text:span><text:span text:style-name="T2"> module. <text:s/>The importing module will instantiate the </text:span><text:span text:style-name="T13">MSL</text:span><text:span text:style-name="T67"> object and call its external methods to drive its use of the processor. <text:s/>The </text:span><text:span text:style-name="T15">MSL</text:span><text:span text:style-name="T77"> object's </text:span><text:span text:style-name="T13">DB()</text:span><text:span text:style-name="T67"> method delivers a completed and validated database. <text:s/>The database is primarily accessed like a dictionary using a string as its index. <text:s/>The string corresponds to a statement's identification.</text:span></text:p>
      <text:p text:style-name="P36"><text:span text:style-name="T77">The </text:span><text:span text:style-name="T15">msl.py</text:span><text:span text:style-name="T77"> module in the </text:span><text:span text:style-name="T27">tools</text:span><text:span text:style-name="T97"> directory provides a command line interface to the MSL processor and serves as an example of how the database is integrated for use by a separate module. <text:s/>The </text:span><text:span text:style-name="T32">mslrpt.py</text:span><text:span text:style-name="T100"> module in the </text:span><text:span text:style-name="T32">tools</text:span><text:span text:style-name="T100"> directory reports on MSL database content. <text:s/>Details on each tool can be found in the “Command-Line Utilities” section.</text:span></text:p>
      <text:p text:style-name="P30"/>
      <text:h text:style-name="P164" text:outline-level="1"><text:bookmark-start text:name="__RefHeading__274_1931092924"/>MSL Statements<text:bookmark-end text:name="__RefHeading__274_1931092924"/></text:h>
      <text:h text:style-name="P154" text:outline-level="2"><text:bookmark-start text:name="__RefHeading__16168_1931092924"/>include<text:bookmark-end text:name="__RefHeading__16168_1931092924"/></text:h>
      <text:p text:style-name="P15">include path</text:p>
      <text:p text:style-name="P5"/>
      <text:p text:style-name="P3"><text:span text:style-name="T2">Includes another MSL file into the current file. <text:s text:c="2"/></text:span><text:span text:style-name="T5">Spaces</text:span><text:span text:style-name="T2"> within the path are </text:span><text:span text:style-name="T5">not</text:span><text:span text:style-name="T3"> </text:span><text:span text:style-name="T2">supported.</text:span></text:p>
      <text:h text:style-name="P156" text:outline-level="2"><text:bookmark-start text:name="__RefHeading__16178_1931092924"/><text:span text:style-name="T78">c</text:span>pu<text:bookmark-end text:name="__RefHeading__16178_1931092924"/></text:h>
      <text:p text:style-name="P7">cpu &lt;cpu-id&gt; <text:span text:style-name="T99">[exp]</text:span></text:p>
      <text:p text:style-name="P7"><text:s text:c="4"/><text:span text:style-name="T87">addrmax &lt;16|24|31|64&gt;</text:span></text:p>
      <text:p text:style-name="P128"><text:s text:c="4"/>ccw &lt;CCW0|CCW1&gt;</text:p>
      <text:p text:style-name="P13"><text:s text:c="4"/>psw &lt;PSWS|PSW360|PSW67|PSWBC|PSWEC|<text:span text:style-name="T89">PSW380|</text:span>PSWXA|PSWE370|</text:p>
      <text:p text:style-name="P13"><text:s text:c="9"/>PSWE390|PSWZ&gt;</text:p>
      <text:p text:style-name="P7"><text:s text:c="4"/>base &lt;iset-id&gt; ... &lt;iset-id&gt;</text:p>
      <text:p text:style-name="P7"><text:s text:c="4"/>features &lt;iset-id&gt; ... <text:span text:style-name="T87">&lt;iset_id&gt;</text:span></text:p>
      <text:p text:style-name="P7"><text:s text:c="4"/>exclude &lt;mnemonic&gt; ... &lt;mnemonic&gt;</text:p>
      <text:p text:style-name="P10"><text:s text:c="4"/>include &lt;mnemonic&gt; ... &lt;mnemonic&gt;</text:p>
      <text:p text:style-name="P74"/>
      <text:p text:style-name="P43"><text:span text:style-name="T62">The '</text:span><text:span text:style-name="T8">cpu</text:span><text:span text:style-name="T62">' statement defines a specific Central Processing Unit. <text:s/>The '</text:span><text:span text:style-name="T8">cpu</text:span><text:span text:style-name="T62">' statement is focused on defining the instructions supported by the processor. <text:s/>The optional '</text:span><text:span text:style-name="T59">exp</text:span><text:span text:style-name="T99">' statement attribute indicates the CPU is experimental. <text:s/></text:span></text:p>
      <text:p text:style-name="P43"><text:span text:style-name="T62">Standard instruction sets are defined by one or more '</text:span><text:span text:style-name="T8">base</text:span><text:span text:style-name="T62">' parameter lines. <text:s/>Optional instruction sets are identified by one or more '</text:span><text:span text:style-name="T8">features</text:span><text:span text:style-name="T62">' parameter lines. <text:s/>Each instruction set is defined by its own '</text:span><text:span text:style-name="T9">iset</text:span><text:span text:style-name="T63">' statement. <text:s/>Some processors support additional instructions not part of a feature. <text:s/>Such additional instructions are defined by their mnemonic in one or more '</text:span><text:span text:style-name="T8">include</text:span><text:span text:style-name="T62">' parameter lines. <text:s/>Correspondingly some processors do not support the full set of instructions in some instruction sets. <text:s/>Identification of such unsupported instructions is handled by identifying the instruction mnemonic of the unsupported instruction in one or more '</text:span><text:span text:style-name="T8">exclude</text:span><text:span text:style-name="T62">' parameter lines. <text:s/></text:span></text:p>
      <text:p text:style-name="P40"><text:span text:style-name="T88">The '</text:span><text:span text:style-name="T24">addrmax</text:span><text:span text:style-name="T88">', '</text:span><text:span text:style-name="T24">ccw</text:span><text:span text:style-name="T88">' and '</text:span><text:span text:style-name="T24">psw</text:span><text:span text:style-name="T88">' parameter lines define aspects related to creating CPU specific structures. <text:s/>The '</text:span><text:span text:style-name="T24">addrmax</text:span><text:span text:style-name="T88">' parameter line defines the maximum valid address for the CPU in number of bits. <text:s/>The only valid attribute values for '</text:span><text:span text:style-name="T24">addrmax</text:span><text:span text:style-name="T88">' are 16, 24, 31, and 64. <text:s/>The '</text:span><text:span text:style-name="T24">ccw</text:span><text:span text:style-name="T88">' parameter line identifies the CCW format expected to be used by the CPU. <text:s/>The only valid attributes for the '</text:span><text:span text:style-name="T24">ccw</text:span><text:span text:style-name="T88">' parameter line are </text:span><text:span text:style-name="T24">CCW0</text:span><text:span text:style-name="T88"> and </text:span><text:span text:style-name="T24">CCW1</text:span><text:span text:style-name="T88">. <text:s/>Upper case is required. <text:s/>The '</text:span><text:span text:style-name="T24">psw</text:span><text:span text:style-name="T88">' parameter line accepts a number of formats for its attribute. <text:s/>Upper case is required. <text:s/>See the available options in the '</text:span><text:span text:style-name="T24">psw</text:span><text:span text:style-name="T88">' model parameter line above. <text:s/>These three parameter lines are provided primarily for the use of an assembler.</text:span></text:p>
      <text:p text:style-name="P40"><text:span text:style-name="T62">An example of CPU would be '</text:span><text:span text:style-name="T8">2025</text:span><text:span text:style-name="T62">' identifying a System/360 model 25.</text:span></text:p>
      <text:h text:style-name="P155" text:outline-level="2"><text:bookmark-start text:name="__RefHeading__16180_1931092924"/><text:soft-page-break/><text:span text:style-name="T80">i</text:span>set<text:bookmark-end text:name="__RefHeading__16180_1931092924"/></text:h>
      <text:p text:style-name="P8">iset &lt;is-id&gt;</text:p>
      <text:p text:style-name="P11"><text:s text:c="3"/>mnemonics &lt;mnemonic&gt; ... &lt;mnemonic&gt;</text:p>
      <text:p text:style-name="P75"/>
      <text:p text:style-name="P26"><text:span text:style-name="T63">The '</text:span><text:span text:style-name="T9">iset</text:span><text:span text:style-name="T63">' statement defines an instruction set. <text:s/>It is composed of one or more '</text:span><text:span text:style-name="T10">mnemonic</text:span><text:span text:style-name="T61">s</text:span><text:span text:style-name="T64">' parameter lines identifying the instructions that are part of the set.</text:span></text:p>
      <text:h text:style-name="P157" text:outline-level="2"><text:bookmark-start text:name="__RefHeading__16359_1931092924"/>inst <text:s/><text:bookmark-end text:name="__RefHeading__16359_1931092924"/></text:h>
      <text:p text:style-name="P9">inst &lt;mnemonic&gt; &lt;opcode&gt; &lt;format-id&gt; <text:span text:style-name="T83">[flags]</text:span></text:p>
      <text:p text:style-name="P73"/>
      <text:p text:style-name="P27"><text:span text:style-name="T64">The '</text:span><text:span text:style-name="T10">inst</text:span><text:span text:style-name="T64">' statement defines a single instruction. <text:s/>All of its attributes are specified as part of the '</text:span><text:span text:style-name="T10">inst</text:span><text:span text:style-name="T64">' statement itself. <text:s/>No parameter lines are associated with the '</text:span><text:span text:style-name="T10">inst</text:span><text:span text:style-name="T64">' statement.</text:span></text:p>
      <text:p text:style-name="P28"><text:span text:style-name="T64">The '</text:span><text:span text:style-name="T10">inst</text:span><text:span text:style-name="T64">' statement uses an instruction’s assembler mnemonic as its identification. <text:s/>As with all of the statements, the identification immediately follows the '</text:span><text:span text:style-name="T10">inst</text:span><text:span text:style-name="T64">' statement type. <text:s/></text:span></text:p>
      <text:p text:style-name="P137">Following the mnemonic is the instruction's hexadecimal operation code. <text:s/>The code may be between two and four hexadecimal digits depending upon whether an extended code is used.</text:p>
      <text:p text:style-name="P28"><text:span text:style-name="T65">Next is the machine instruction format definition. <text:s/>It is the identification of a '</text:span><text:span text:style-name="T11">format</text:span><text:span text:style-name="T65">' statement that defines the layout of the instruction in memory and its assembler source operand sequence.</text:span></text:p>
      <text:p text:style-name="P28"><text:span text:style-name="T65">The final attribute is optional. <text:s/>It sets certain flags. <text:s text:c="2"/>The flags are coded together as a single attribute, that is not separated by any spaces. <text:s/>All flags must be coded in upper case. <text:s/>The following flags are recognized by the '</text:span><text:span text:style-name="T23">inst</text:span><text:span text:style-name="T84">' statement:</text:span></text:p>
      <text:list xml:id="list1834069231" text:style-name="L3">
        <text:list-item>
          <text:p text:style-name="P138"><text:span text:style-name="T84">'</text:span><text:span text:style-name="T23">P</text:span><text:span text:style-name="T84">' – If present, the instruction is privileged and if omitted the instruction is not privileged</text:span></text:p>
        </text:list-item>
        <text:list-item>
          <text:p text:style-name="P138"><text:span text:style-name="T84">'</text:span><text:span text:style-name="T23">E</text:span><text:span text:style-name="T84">' – If present, the instruction is an extended mnemonic recognized by an assembler only.</text:span></text:p>
        </text:list-item>
        <text:list-item>
          <text:p text:style-name="P139"><text:span text:style-name="T98">'</text:span><text:span text:style-name="T28">X</text:span><text:span text:style-name="T98">' – If present, the instruction is experimental.</text:span></text:p>
        </text:list-item>
        <text:list-item>
          <text:p text:style-name="P139"><text:span text:style-name="T98">'</text:span><text:span text:style-name="T28">L</text:span><text:span text:style-name="T98">' – if present, the </text:span><text:span text:style-name="T34">format</text:span><text:span text:style-name="T131"> statement </text:span><text:span text:style-name="T28">length</text:span><text:span text:style-name="T98"> parameter overrides the implied length of bits 0 and 1 of the </text:span><text:span text:style-name="T34">inst</text:span><text:span text:style-name="T131"> statement </text:span><text:span text:style-name="T28">opcode</text:span><text:span text:style-name="T98"> parameter. <text:s/>If omitted, the </text:span><text:span text:style-name="T33">format</text:span><text:span text:style-name="T130"> statement </text:span><text:span text:style-name="T28">length</text:span><text:span text:style-name="T98"> parameter and bits 0 and 1 of the </text:span><text:span text:style-name="T33">inst</text:span><text:span text:style-name="T130"> statement </text:span><text:span text:style-name="T28">opcode</text:span><text:span text:style-name="T98"> parameter must be consistent.</text:span></text:p>
        </text:list-item>
      </text:list>
      <text:p text:style-name="P33">An example of an instruction statement is this:</text:p>
      <text:p text:style-name="P16">inst AR 1A RR</text:p>
      <text:h text:style-name="P158" text:outline-level="2"><text:bookmark-start text:name="__RefHeading__16361_1931092924"/>format<text:bookmark-end text:name="__RefHeading__16361_1931092924"/></text:h>
      <text:p text:style-name="P6">format &lt;format-id&gt;</text:p>
      <text:p text:style-name="P6"><text:s text:c="4"/>length &lt;bytes&gt;</text:p>
      <text:p text:style-name="P6"><text:soft-page-break/><text:s text:c="4"/>xopcode &lt;start-bit&gt; &lt;end-bit&gt;</text:p>
      <text:p text:style-name="P6"><text:s text:c="4"/>mach &lt;mfield&gt; &lt;start-bit&gt; &lt;ending-bit&gt; [signed] <text:span text:style-name="T140">[fixed]</text:span></text:p>
      <text:p text:style-name="P12"><text:s text:c="4"/>source &lt;sfield&gt; &lt;mfield&gt; &lt;mfield&gt;...</text:p>
      <text:p text:style-name="P76"/>
      <text:p text:style-name="P67"><text:span text:style-name="T65">A '</text:span><text:span text:style-name="T11">format</text:span><text:span text:style-name="T65">' statement defines:</text:span></text:p>
      <text:list xml:id="list860016845" text:style-name="L4">
        <text:list-item>
          <text:p text:style-name="P140"><text:span text:style-name="T65">the layout of an instruction in storage (</text:span><text:span text:style-name="T56">mach</text:span><text:span text:style-name="T141"> parameter lines),</text:span></text:p>
        </text:list-item>
        <text:list-item>
          <text:p text:style-name="P140"><text:span text:style-name="T65">the syntax of the corresponding assembly language coding of the instruction (</text:span><text:span text:style-name="T56">source</text:span><text:span text:style-name="T141"> parameter lines), and</text:span></text:p>
        </text:list-item>
        <text:list-item>
          <text:p text:style-name="P141">the source for each instruction field.</text:p>
        </text:list-item>
      </text:list>
      <text:p text:style-name="P67"><text:span text:style-name="T65">The identification contained in the statement line is referenced by '</text:span><text:span text:style-name="T11">inst</text:span><text:span text:style-name="T65">' statements. <text:s/></text:span></text:p>
      <text:p text:style-name="P35"><text:span text:style-name="T65">Four types of parameter lines are recognized: '</text:span><text:span text:style-name="T11">length</text:span><text:span text:style-name="T65">', '</text:span><text:span text:style-name="T11">xopcode</text:span><text:span text:style-name="T65">', '</text:span><text:span text:style-name="T11">mach</text:span><text:span text:style-name="T65">', and '</text:span><text:span text:style-name="T11">source</text:span><text:span text:style-name="T65">'. <text:s/>The only optional parameter is the '</text:span><text:span text:style-name="T11">xopcode</text:span><text:span text:style-name="T65">' parameter line. <text:s/>One and only one </text:span><text:span text:style-name="T69">'</text:span><text:span text:style-name="T11">length</text:span><text:span text:style-name="T69">'</text:span><text:span text:style-name="T65"> parameter line is required. <text:s/>Each field within the layout of the instruction requires a '</text:span><text:span text:style-name="T12">mach</text:span><text:span text:style-name="T66">' parameter line. <text:s/>Each operand of <text:s/>the an assembly source statement requires a '</text:span><text:span text:style-name="T12">source</text:span><text:span text:style-name="T66">' parameter line.</text:span></text:p>
      <text:p text:style-name="P29"><text:span text:style-name="T66">The '</text:span><text:span text:style-name="T12">length</text:span><text:span text:style-name="T66">' parameter line defines the length of the instruction in memory. <text:s/>Only three values are accepted: 2, 4, and 6.</text:span></text:p>
      <text:p text:style-name="P68"><text:span text:style-name="T66">The '</text:span><text:span text:style-name="T12">mach</text:span><text:span text:style-name="T66">' parameter line identifies by a name, the '</text:span><text:span text:style-name="T12">mfield</text:span><text:span text:style-name="T66">' attribute and its starting and ending bit positions within the machine instruction. <text:s/>Bit 0 is always the first bit of the instruction and bit positions 15, 31 or 47 are the last bit of the instruction depending upon the length. <text:s/>The last attribute of the '</text:span><text:span text:style-name="T12">mach</text:span><text:span text:style-name="T66">' parameter line indicates if the field content is a signed or unsigned value. <text:s/>The presence of the string '</text:span><text:span text:style-name="T12">signed</text:span><text:span text:style-name="T66">' as the fourth or fifth attribute indicates a signed value. <text:s/>If the </text:span><text:span text:style-name="T56">signed</text:span><text:span text:style-name="T66"> attribute is omitted, it indicates the value is unsigned. <text:s/>See the section “Requirements for 'mfield' and 'sfield' Attributes”. <text:s/>The presence of the string </text:span><text:span text:style-name="T72">'</text:span><text:span text:style-name="T56">fixed</text:span><text:span text:style-name="T72">'</text:span><text:span text:style-name="T141"> as the fourth or fifth attribute indicates the source of the field is specified by a </text:span><text:span text:style-name="T72">'</text:span><text:span text:style-name="T56">fixed</text:span><text:span text:style-name="T72">'</text:span><text:span text:style-name="T141"> parameter in a referencing </text:span><text:span text:style-name="T56">inst</text:span><text:span text:style-name="T141"> statement.</text:span></text:p>
      <text:p text:style-name="P69"><text:span text:style-name="T141">Special handling of a </text:span><text:span text:style-name="T56">mach</text:span><text:span text:style-name="T141"> field by an assembler may be specified by reserved </text:span><text:span text:style-name="T56">mfield</text:span><text:span text:style-name="T141"> names. <text:s/>For such reserved </text:span><text:span text:style-name="T56">mfield</text:span><text:span text:style-name="T141"> names, the assembler must recognize the name and the special handling implied by it. <text:s/>Currently the only reserved mach </text:span><text:span text:style-name="T56">mfield</text:span><text:span text:style-name="T141"> name is:</text:span></text:p>
      <text:list xml:id="list4137851745" text:style-name="L5">
        <text:list-item>
          <text:p text:style-name="P142"><text:span text:style-name="T56">RXB</text:span><text:span text:style-name="T141"> – special handling for vector instruction assembler supplied value.</text:span></text:p>
        </text:list-item>
      </text:list>
      <text:p text:style-name="P31"><text:span text:style-name="T68">A '</text:span><text:span text:style-name="T14">source</text:span><text:span text:style-name="T68">' parameter line describes the syntactical requirement of an assembler when assembling an instruction. A 'source' parameter line is required for each assembly language operand. <text:s/>This parameter identifies to which machine instruction fields the operand contributes values. <text:s/>All of the identified machine fields must have been specified in its own '</text:span><text:span text:style-name="T14">mach</text:span><text:span text:style-name="T68">' parameter line. <text:s/>'</text:span><text:span text:style-name="T20">source</text:span><text:span text:style-name="T73">' parameter lines may be placed in any location relative to the other parameter lines. <text:s/>However, the sequence of the source parameter lines themselves determines the sequence of the individual comma separated operands in an assembler statement. <text:s/>See the section “Requirements for 'mfield' and 'sfield' Attributes”.</text:span></text:p>
      <text:p text:style-name="P29"><text:soft-page-break/><text:span text:style-name="T66">The optional '</text:span><text:span text:style-name="T12">xopcode</text:span><text:span text:style-name="T66">' locates within the instruction where the extended operation code value is placed within the instruction. <text:s/>Bits 0-7 of all instructions contain the primary operation code and is automatically defined. <text:s/>This parameter identifies where the additional 4 or 8 bits of the instruction are place.</text:span></text:p>
      <text:p text:style-name="P72"/>
      <text:p text:style-name="P34">An example of a format statement <text:span text:style-name="T81">showing the separate identification of two register fields and corresponding assembler operands.</text:span></text:p>
      <text:p text:style-name="P14">format RR</text:p>
      <text:p text:style-name="P14"><text:s text:c="4"/>length 2</text:p>
      <text:p text:style-name="P14"><text:s text:c="4"/>mach R1 8 11</text:p>
      <text:p text:style-name="P14"><text:s text:c="4"/>mach R2 12 15</text:p>
      <text:p text:style-name="P14"><text:s text:c="4"/>source R1 R1</text:p>
      <text:p text:style-name="P14"><text:s text:c="4"/>source R2 R2</text:p>
      <text:p text:style-name="P77"/>
      <text:h text:style-name="P148" text:outline-level="3"><text:bookmark-start text:name="__RefHeading__1168_1767872214"/>Requirements for 'mfield' and 'sfield' Attributes<text:bookmark-end text:name="__RefHeading__1168_1767872214"/></text:h>
      <text:p text:style-name="P39">The '<text:span text:style-name="T7">mfield</text:span>' and '<text:span text:style-name="T7">sfield</text:span>' attributes have the appearance of being identifiers like those used in statement lines. <text:s/>Identifiers have few restrictions. <text:s/>However, these two attributes communicate type information and identification of a machine field or source operand when more than one such field or operands occurs in the machine instruction or source operands. <text:s/></text:p>
      <text:p text:style-name="P143">In general these attributes use the following structure:</text:p>
      <text:p text:style-name="P17"><text:span text:style-name="T86">XX</text:span>...<text:span text:style-name="T86">X</text:span>nn...n</text:p>
      <text:p text:style-name="P78"><text:span text:style-name="T74">The '</text:span><text:span text:style-name="T16">x</text:span><text:span text:style-name="T74">' indicates an alphabetic character, specifically any upper case letter between '</text:span><text:span text:style-name="T16">A</text:span><text:span text:style-name="T74">' and '</text:span><text:span text:style-name="T16">Z</text:span><text:span text:style-name="T74">', inclusive, of which the attribute may include one or more letters. <text:s/>The <text:s/>'</text:span><text:span text:style-name="T16">n</text:span><text:span text:style-name="T74">' indicates one or more numeric characters, specifically any character between '</text:span><text:span text:style-name="T16">0</text:span><text:span text:style-name="T74">' and '</text:span><text:span text:style-name="T16">9</text:span><text:span text:style-name="T74">', inclusive. <text:s/></text:span></text:p>
      <text:p text:style-name="P79"><text:span text:style-name="T74">The preceding description is the general structure of these attributes. <text:s/>The character portion of the attribute actually identifies the type of machine instruction field or source statement operand is being defined. <text:s/>The numeric portion of the attribute is simply a identification allowing multiple such fields or operands to be differentiated within the '</text:span><text:span text:style-name="T16">format</text:span><text:span text:style-name="T74">' statement. <text:s/>As specification of a type each attribute is restricted to specific character sequences. <text:s/></text:span></text:p>
      <text:p text:style-name="P79"><text:span text:style-name="T74">The following table describe the recognized '</text:span><text:span text:style-name="T17">mfield</text:span><text:span text:style-name="T75">' types. <text:s/>In each case a number can be associated with a specific type to differentiate it from another machine instruction field of the same type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3"><text:span text:style-name="T16">mfield</text:span><text:span text:style-name="T74"> Type</text:span></text:p>
            </table:table-cell>
            <table:table-cell table:style-name="Table1.B1" office:value-type="string">
              <text:p text:style-name="P95">Description</text:p>
            </table:table-cell>
          </table:table-row>
        </table:table-header-rows>
        <table:table-row>
          <table:table-cell table:style-name="Table1.A2" office:value-type="string">
            <text:p text:style-name="P104">B</text:p>
          </table:table-cell>
          <table:table-cell table:style-name="Table1.B2" office:value-type="string">
            <text:p text:style-name="P97">A base register field</text:p>
          </table:table-cell>
        </table:table-row>
        <table:table-row>
          <table:table-cell table:style-name="Table1.A2" office:value-type="string">
            <text:p text:style-name="P104">D</text:p>
          </table:table-cell>
          <table:table-cell table:style-name="Table1.B2" office:value-type="string">
            <text:p text:style-name="P97">A displacement field</text:p>
          </table:table-cell>
        </table:table-row>
        <table:table-row>
          <table:table-cell table:style-name="Table1.A2" office:value-type="string">
            <text:p text:style-name="P104">DH</text:p>
          </table:table-cell>
          <table:table-cell table:style-name="Table1.B2" office:value-type="string">
            <text:p text:style-name="P97">The high portion of a <text:s/>displacement field</text:p>
          </table:table-cell>
        </table:table-row>
        <table:table-row>
          <table:table-cell table:style-name="Table1.A2" office:value-type="string">
            <text:p text:style-name="P105">DL</text:p>
          </table:table-cell>
          <table:table-cell table:style-name="Table1.B2" office:value-type="string">
            <text:p text:style-name="P98">The low portion of a displacement field</text:p>
          </table:table-cell>
        </table:table-row>
        <text:soft-page-break/>
        <table:table-row>
          <table:table-cell table:style-name="Table1.A2" office:value-type="string">
            <text:p text:style-name="P104">I</text:p>
          </table:table-cell>
          <table:table-cell table:style-name="Table1.B2" office:value-type="string">
            <text:p text:style-name="P97">An immediate field</text:p>
          </table:table-cell>
        </table:table-row>
        <table:table-row>
          <table:table-cell table:style-name="Table1.A2" office:value-type="string">
            <text:p text:style-name="P104">M</text:p>
          </table:table-cell>
          <table:table-cell table:style-name="Table1.B2" office:value-type="string">
            <text:p text:style-name="P97">A mask field</text:p>
          </table:table-cell>
        </table:table-row>
        <table:table-row>
          <table:table-cell table:style-name="Table1.A2" office:value-type="string">
            <text:p text:style-name="P104">R</text:p>
          </table:table-cell>
          <table:table-cell table:style-name="Table1.B2" office:value-type="string">
            <text:p text:style-name="P97">A register field</text:p>
          </table:table-cell>
        </table:table-row>
        <table:table-row>
          <table:table-cell table:style-name="Table1.A2" office:value-type="string">
            <text:p text:style-name="P107">RELI</text:p>
          </table:table-cell>
          <table:table-cell table:style-name="Table1.B2" office:value-type="string">
            <text:p text:style-name="P99">A<text:span text:style-name="T144">n</text:span> instruction relative immediate field</text:p>
          </table:table-cell>
        </table:table-row>
        <table:table-row>
          <table:table-cell table:style-name="Table1.A2" office:value-type="string">
            <text:p text:style-name="P104">RI</text:p>
          </table:table-cell>
          <table:table-cell table:style-name="Table1.B2" office:value-type="string">
            <text:p text:style-name="P97">An instruction immediate field</text:p>
          </table:table-cell>
        </table:table-row>
        <table:table-row>
          <table:table-cell table:style-name="Table1.A2" office:value-type="string">
            <text:p text:style-name="P110">RXB</text:p>
          </table:table-cell>
          <table:table-cell table:style-name="Table1.B2" office:value-type="string">
            <text:p text:style-name="P100">Vector register number overflow field</text:p>
          </table:table-cell>
        </table:table-row>
        <table:table-row>
          <table:table-cell table:style-name="Table1.A2" office:value-type="string">
            <text:p text:style-name="P111">V</text:p>
          </table:table-cell>
          <table:table-cell table:style-name="Table1.B2" office:value-type="string">
            <text:p text:style-name="P101">A vector register field</text:p>
          </table:table-cell>
        </table:table-row>
        <table:table-row>
          <table:table-cell table:style-name="Table1.A2" office:value-type="string">
            <text:p text:style-name="P112">X</text:p>
          </table:table-cell>
          <table:table-cell table:style-name="Table1.B2" office:value-type="string">
            <text:p text:style-name="P102">An index register field</text:p>
          </table:table-cell>
        </table:table-row>
      </table:table>
      <text:p text:style-name="P81"/>
      <text:p text:style-name="P80"><text:span text:style-name="T75">The following table describes the assembler source '</text:span><text:span text:style-name="T17">sfield</text:span><text:span text:style-name="T75">' types. <text:s/>Unlike the machine field, the source operand describes the syntax required by an assembler for a given operand. <text:s/>In the syntax fields of the following table, the strings '</text:span><text:span text:style-name="T17">exp</text:span><text:span text:style-name="T75">', '</text:span><text:span text:style-name="T17">len</text:span><text:span text:style-name="T70">',</text:span><text:span text:style-name="T71"> </text:span><text:span text:style-name="T75">'</text:span><text:span text:style-name="T17">ndx</text:span><text:span text:style-name="T70">'</text:span><text:span text:style-name="T75"> and '</text:span><text:span text:style-name="T21">reg</text:span><text:span text:style-name="T85">' refer to an arithmetic expression. <text:s/>In each case a number can be associated with a specific type to differentiate it from another source operand of the same type. <text:s/>An example would be </text:span><text:span text:style-name="T21">R1</text:span><text:span text:style-name="T85"> and </text:span><text:span text:style-name="T21">R2</text:span><text:span text:style-name="T85"> to differentiate two </text:span><text:span text:style-name="T21">R</text:span><text:span text:style-name="T85"> type </text:span><text:span text:style-name="T21">mfield</text:span><text:span text:style-name="T85">'s or </text:span><text:span text:style-name="T21">sfield</text:span><text:span text:style-name="T85">'s in one instructi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header-rows>
          <table:table-row>
            <table:table-cell table:style-name="Table2.A1" office:value-type="string">
              <text:p text:style-name="P94"><text:span text:style-name="T17">sfield</text:span><text:span text:style-name="T75"> Type</text:span></text:p>
            </table:table-cell>
            <table:table-cell table:style-name="Table2.B1" table:number-columns-spanned="4" office:value-type="string">
              <text:p text:style-name="P122">Assembler Supported Operand Syntax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105">I</text:p>
          </table:table-cell>
          <table:table-cell table:style-name="Table2.A2" office:value-type="string">
            <text:p text:style-name="P105">exp</text:p>
          </table:table-cell>
          <table:table-cell table:style-name="Table2.C2" table:number-columns-spanned="3" office:value-type="string">
            <text:p text:style-name="P103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5">M</text:p>
          </table:table-cell>
          <table:table-cell table:style-name="Table2.A2" office:value-type="string">
            <text:p text:style-name="P105">exp</text:p>
          </table:table-cell>
          <table:table-cell table:style-name="Table2.C2" table:number-columns-spanned="3" office:value-type="string">
            <text:p text:style-name="P103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5">R</text:p>
          </table:table-cell>
          <table:table-cell table:style-name="Table2.A2" office:value-type="string">
            <text:p text:style-name="P105">exp</text:p>
          </table:table-cell>
          <table:table-cell table:style-name="Table2.C2" table:number-columns-spanned="3" office:value-type="string">
            <text:p text:style-name="P103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13">V</text:p>
          </table:table-cell>
          <table:table-cell table:style-name="Table2.A2" office:value-type="string">
            <text:p text:style-name="P113">exp</text:p>
          </table:table-cell>
          <table:table-cell table:style-name="Table2.C2" table:number-columns-spanned="3" office:value-type="string">
            <text:p text:style-name="P103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8">RELI</text:p>
          </table:table-cell>
          <table:table-cell table:style-name="Table2.A2" office:value-type="string">
            <text:p text:style-name="P108">exp</text:p>
          </table:table-cell>
          <table:table-cell table:style-name="Table2.C2" table:number-columns-spanned="3" office:value-type="string">
            <text:p text:style-name="P103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6">RI</text:p>
          </table:table-cell>
          <table:table-cell table:style-name="Table2.A2" office:value-type="string">
            <text:p text:style-name="P106">exp</text:p>
          </table:table-cell>
          <table:table-cell table:style-name="Table2.C2" table:number-columns-spanned="3" office:value-type="string">
            <text:p text:style-name="P103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6"><text:span text:style-name="T17">S</text:span><text:span text:style-name="T75"> or </text:span><text:span text:style-name="T17">SY</text:span></text:p>
          </table:table-cell>
          <table:table-cell table:style-name="Table2.A2" office:value-type="string">
            <text:p text:style-name="P105">exp</text:p>
          </table:table-cell>
          <table:table-cell table:style-name="Table2.A2" office:value-type="string">
            <text:p text:style-name="P105">exp(exp)</text:p>
          </table:table-cell>
          <table:table-cell table:style-name="Table2.C2" table:number-columns-spanned="2" office:value-type="string">
            <text:p text:style-name="P103"/>
          </table:table-cell>
          <table:covered-table-cell/>
        </table:table-row>
        <table:table-row>
          <table:table-cell table:style-name="Table2.A2" office:value-type="string">
            <text:p text:style-name="P109">SR</text:p>
          </table:table-cell>
          <table:table-cell table:style-name="Table2.A2" office:value-type="string">
            <text:p text:style-name="P105">exp</text:p>
          </table:table-cell>
          <table:table-cell table:style-name="Table2.A2" office:value-type="string">
            <text:p text:style-name="P105">exp(<text:span text:style-name="T82">reg</text:span>)</text:p>
          </table:table-cell>
          <table:table-cell table:style-name="Table2.A2" office:value-type="string">
            <text:p text:style-name="P167">exp(,exp)</text:p>
          </table:table-cell>
          <table:table-cell table:style-name="Table2.C2" office:value-type="string">
            <text:p text:style-name="P105">exp(<text:span text:style-name="T82">reg</text:span>,exp)</text:p>
          </table:table-cell>
        </table:table-row>
        <table:table-row>
          <table:table-cell table:style-name="Table2.A2" office:value-type="string">
            <text:p text:style-name="P96"><text:span text:style-name="T17">SL</text:span><text:span text:style-name="T82"> or </text:span><text:span text:style-name="T17">SYL</text:span></text:p>
          </table:table-cell>
          <table:table-cell table:style-name="Table2.A2" office:value-type="string">
            <text:p text:style-name="P105">exp</text:p>
          </table:table-cell>
          <table:table-cell table:style-name="Table2.A2" office:value-type="string">
            <text:p text:style-name="P105">exp(len)</text:p>
          </table:table-cell>
          <table:table-cell table:style-name="Table2.A2" office:value-type="string">
            <text:p text:style-name="P167">exp(,exp)</text:p>
          </table:table-cell>
          <table:table-cell table:style-name="Table2.C2" office:value-type="string">
            <text:p text:style-name="P105">exp(len,exp)</text:p>
          </table:table-cell>
        </table:table-row>
        <table:table-row>
          <table:table-cell table:style-name="Table2.A2" office:value-type="string">
            <text:p text:style-name="P96"><text:span text:style-name="T17">SX</text:span><text:span text:style-name="T75"> or </text:span><text:span text:style-name="T17">SYX</text:span></text:p>
          </table:table-cell>
          <table:table-cell table:style-name="Table2.A2" office:value-type="string">
            <text:p text:style-name="P105">exp</text:p>
          </table:table-cell>
          <table:table-cell table:style-name="Table2.A2" office:value-type="string">
            <text:p text:style-name="P105">exp(ndx)</text:p>
          </table:table-cell>
          <table:table-cell table:style-name="Table2.A2" office:value-type="string">
            <text:p text:style-name="P167">exp(,exp)</text:p>
          </table:table-cell>
          <table:table-cell table:style-name="Table2.C2" office:value-type="string">
            <text:p text:style-name="P105">exp(ndx,exp)</text:p>
          </table:table-cell>
        </table:table-row>
      </table:table>
      <text:p text:style-name="P82"/>
      <text:p text:style-name="P80"><text:span text:style-name="T76">The primary difference between the '</text:span><text:span text:style-name="T18">sfield</text:span><text:span text:style-name="T76">' types that contain a '</text:span><text:span text:style-name="T18">Y</text:span><text:span text:style-name="T76">' and the corresponding type without the '</text:span><text:span text:style-name="T18">Y</text:span><text:span text:style-name="T76">' relates strictly to needs of the machine instructions with which they are used. <text:s/>In each of these cases the operand syntax required by an assembler is the same. <text:s/>However the needs of the corresponding machine instructions are different with regards to their treatment of displacement fields. <text:s/>Likewise, the '</text:span><text:span text:style-name="T18">R</text:span><text:span text:style-name="T22">ELI</text:span><text:span text:style-name="T76">' type imposes specific requirements on an assembler for instruction relative immediate machine fields.</text:span></text:p>
      <text:h text:style-name="P165" text:outline-level="1"><text:bookmark-start text:name="__RefHeading__29899_1507678260"/>Command-Line Utilities<text:bookmark-end text:name="__RefHeading__29899_1507678260"/></text:h>
      <text:p text:style-name="P64">Two utilities are available for use of MSL:</text:p>
      <text:list xml:id="list1734484131" text:style-name="L6">
        <text:list-item>
          <text:p text:style-name="P144"><text:span text:style-name="T32">msl.py</text:span><text:span text:style-name="T100"> – Validates MSL source file content</text:span></text:p>
        </text:list-item>
        <text:list-item>
          <text:p text:style-name="P144"><text:span text:style-name="T32">mslrpt.py</text:span><text:span text:style-name="T100"> – MSL database reporting tool</text:span></text:p>
        </text:list-item>
      </text:list>
      <text:p text:style-name="P64">The foundation for both tools is the <text:span text:style-name="T7">msldb.py</text:span> module that processes and creates the internal representation of an MSL file.</text:p>
      <text:h text:style-name="P159" text:outline-level="2"><text:bookmark-start text:name="__RefHeading__29901_1507678260"/>System Requirements<text:bookmark-end text:name="__RefHeading__29901_1507678260"/></text:h>
      <text:p text:style-name="P44"><text:span text:style-name="T101">Both tools</text:span> require Python version 3.3 or later <text:span text:style-name="T103">and will run on any platform on which the required level is installed</text:span>. <text:s/>Install this version if it is not already available on the system intended to use <text:span text:style-name="T101">the MSL tools</text:span>. <text:s/><text:span text:style-name="T101">The tools are</text:span> dependent upon the tools provided by the Stand-alone Tool Kit, SATK. <text:s/>SATK is available from github:</text:p>
      <text:p text:style-name="P22"><text:a xlink:type="simple" xlink:href="https://github.com/s390guy/SATK" text:style-name="Internet_20_link" text:visited-style-name="Visited_20_Internet_20_Link"><text:span text:style-name="T105">https://github.com/s390guy/SATK</text:span></text:a></text:p>
      <text:p text:style-name="P53">The following directories are dynamically added to the Python directory search order.</text:p>
      <text:p text:style-name="P19">${SATK_DIR}/<text:span text:style-name="T136">asma</text:span></text:p>
      <text:p text:style-name="P18">${SATK_DIR}/tools/lang</text:p>
      <text:p text:style-name="P84"><text:s text:c="5"/>${SATK_DIR}/tools</text:p>
      <text:p text:style-name="P45"><text:span text:style-name="T29">${SATK_DIR}</text:span><text:span text:style-name="T102"> is the directory into which SATK is installed.</text:span></text:p>
      <text:p text:style-name="P47"><text:span text:style-name="T137">Normally use of the </text:span><text:span text:style-name="T51">PYTHONPATH</text:span><text:span text:style-name="T137"> environment variable is not required.</text:span></text:p>
      <text:h text:style-name="P160" text:outline-level="2"><text:bookmark-start text:name="__RefHeading__29903_1507678260"/>Environment Variables<text:bookmark-end text:name="__RefHeading__29903_1507678260"/></text:h>
      <text:p text:style-name="P54"><text:span text:style-name="T107">One</text:span><text:span text:style-name="T106"> search path environment variable consistent with the platform's conventions </text:span><text:span text:style-name="T107">is</text:span><text:span text:style-name="T106"> </text:span><text:span text:style-name="T108">supported</text:span><text:span text:style-name="T106">:</text:span></text:p>
      <text:list xml:id="list4251505227" text:style-name="L7">
        <text:list-item>
          <text:p text:style-name="P145"><text:span text:style-name="T30">MSLPATH</text:span><text:span text:style-name="T128"> – defines the search path for MSL </text:span><text:span text:style-name="T30">include</text:span><text:span text:style-name="T128"> statements.</text:span></text:p>
        </text:list-item>
      </text:list>
      <text:p text:style-name="P65"><text:span text:style-name="T108">If not provided the default directory </text:span><text:span text:style-name="T30">${SATK_DIR}/asma/ms</text:span><text:span text:style-name="T49">l</text:span><text:span text:style-name="T108"> is used to locate included files. <text:s/></text:span><text:span text:style-name="T109">The </text:span><text:span text:style-name="T50">MSLPATH</text:span><text:span text:style-name="T109"> environment variable is not normally required.</text:span></text:p>
      <text:p text:style-name="P46"><text:span text:style-name="T128">By convention MSL source files use the </text:span><text:span text:style-name="T30">.</text:span><text:span text:style-name="T31">msl</text:span><text:span text:style-name="T128"> suffix, but are not required to do so.</text:span></text:p>
      <text:h text:style-name="P159" text:outline-level="2"><text:bookmark-start text:name="__RefHeading__29905_1507678260"/>msl.py – MSL Validation<text:bookmark-end text:name="__RefHeading__29905_1507678260"/></text:h>
      <text:p text:style-name="P48"><text:span text:style-name="T129">The </text:span><text:span text:style-name="T53">msl.py</text:span><text:span text:style-name="T129"> tool validates an MSL file and all of its included files. <text:s/>It is primarily useful during MSL file development. <text:s/>The tool validates the basic coding requirements and internal consistency of the information within the files. <text:s/>Only use of the information in the files can validate the correctness of the information within the files. <text:s/>A file successfully processed by the </text:span><text:span text:style-name="T52">msl.py</text:span><text:span text:style-name="T2"> utility should be considered as valid.</text:span></text:p>
      <text:p text:style-name="P49"><text:soft-page-break/>The command line syntax is as follows:</text:p>
      <text:p text:style-name="P20">[python[3.3]] msl.py [script-file-argument]... mslfile</text:p>
      <text:p text:style-name="P85"><text:span text:style-name="T110">The </text:span><text:span text:style-name="T35">[python[3.3]]</text:span><text:span text:style-name="T110"> command-line argument is environment dependent. <text:s/>Some environments may require it and some may not. <text:s/>Refer to your platform's Python documentation whether it is required.</text:span></text:p>
      <text:p text:style-name="P85"><text:span text:style-name="T35">msl.py</text:span><text:span text:style-name="T110"> identifies the tool being invoked and is required.</text:span></text:p>
      <text:p text:style-name="P88"><text:span text:style-name="T104">Following the tool name one or more script file arguments may be supplied.</text:span> <text:s/></text:p>
      <text:p text:style-name="P85"><text:span text:style-name="T110">The final required </text:span><text:span text:style-name="T35">mslfile</text:span><text:span text:style-name="T110"> argument identifies the MSL file being validated. <text:s/>This argument may be either an absolute path or relative path. <text:s/>If a relative path or file name alone is provided, the </text:span><text:span text:style-name="T35">MSLPATH</text:span><text:span text:style-name="T110"> environment variable </text:span><text:span text:style-name="T111">or default directory is used</text:span><text:span text:style-name="T110"> to locate the file.</text:span></text:p>
      <text:h text:style-name="P149" text:outline-level="3"><text:bookmark-start text:name="__RefHeading__29907_1507678260"/>Script File Arguments<text:bookmark-end text:name="__RefHeading__29907_1507678260"/></text:h>
      <text:p text:style-name="P49">The following optional arguments are supported.</text:p>
      <text:h text:style-name="P123" text:outline-level="4"><text:bookmark-start text:name="__RefHeading__29909_1507678260"/>-e/--expand<text:bookmark-end text:name="__RefHeading__29909_1507678260"/></text:h>
      <text:p text:style-name="P55"><text:span text:style-name="T112">If specified, expand the identified </text:span><text:span text:style-name="T36">cpu</text:span><text:span text:style-name="T112"> statement's definition into its complete set of instructions and supported formats. <text:s/>The identified </text:span><text:span text:style-name="T36">cpu</text:span><text:span text:style-name="T112"> statement must be defined in the validated MSL file.</text:span></text:p>
      <text:h text:style-name="P123" text:outline-level="4"><text:bookmark-start text:name="__RefHeading__29911_1507678260"/>-f/--fail<text:bookmark-end text:name="__RefHeading__29911_1507678260"/></text:h>
      <text:p text:style-name="P51">If specified the validation terminates on the first failure encountered.</text:p>
      <text:h text:style-name="P123" text:outline-level="4"><text:bookmark-start text:name="__RefHeading__29913_1507678260"/>-x/--xref<text:bookmark-end text:name="__RefHeading__29913_1507678260"/></text:h>
      <text:p text:style-name="P51">If specified a cross-reference listing is produced.</text:p>
      <text:h text:style-name="P123" text:outline-level="4"><text:bookmark-start text:name="__RefHeading__29915_1507678260"/>--dump<text:bookmark-end text:name="__RefHeading__29915_1507678260"/></text:h>
      <text:p text:style-name="P51">If specified the internal Python objects representing the database are displayed. <text:s/>This is primarily used during MSL processor debugging.</text:p>
      <text:h text:style-name="P161" text:outline-level="2"><text:bookmark-start text:name="__RefHeading__30074_1507678260"/>mslrpt.py – MSL Reporting<text:bookmark-end text:name="__RefHeading__30074_1507678260"/></text:h>
      <text:p text:style-name="P56"><text:span text:style-name="T113">The </text:span><text:span text:style-name="T37">mslrpt.py</text:span><text:span text:style-name="T113"> tool is useful in producing information related to the overall MSL database environment and file content.</text:span></text:p>
      <text:p text:style-name="P50">The command line syntax is as follows:</text:p>
      <text:p text:style-name="P146">[python[3.3]] mslrpt.py [script-file-argument]...</text:p>
      <text:p text:style-name="P86"><text:span text:style-name="T110">The </text:span><text:span text:style-name="T35">[python[3.3]]</text:span><text:span text:style-name="T110"> command-line argument is environment dependent. <text:s/>Some environments may require it and some may not. <text:s/>Refer to your platform's Python </text:span><text:soft-page-break/><text:span text:style-name="T110">documentation whether it is required.</text:span></text:p>
      <text:p text:style-name="P83"><text:span text:style-name="T35">msl</text:span><text:span text:style-name="T37">rpt</text:span><text:span text:style-name="T35">.py</text:span><text:span text:style-name="T110"> identifies the tool being invoked and is required.</text:span></text:p>
      <text:p text:style-name="P147">Following the tool name is the one required and optional script-file arguments.</text:p>
      <text:h text:style-name="P150" text:outline-level="3"><text:bookmark-start text:name="__RefHeading__30076_1507678260"/>Script File Arguments<text:bookmark-end text:name="__RefHeading__30076_1507678260"/></text:h>
      <text:p text:style-name="P57"><text:span text:style-name="T114">The </text:span><text:span text:style-name="T38">-r</text:span><text:span text:style-name="T114"> or </text:span><text:span text:style-name="T38">--report</text:span><text:span text:style-name="T114"> is the only required script file argument. <text:s/>It identifies the type of report to be generated. <text:s/>All other arguments are optional depending upon the selected report and if not associated with the selected report ignored. <text:s/>Regardless of whether an option is used by a report or not, if supplied it must be recognized by the tool.</text:span></text:p>
      <text:h text:style-name="P124" text:outline-level="4"><text:bookmark-start text:name="__RefHeading__30078_1507678260"/>-r/--report cpu<text:bookmark-end text:name="__RefHeading__30078_1507678260"/></text:h>
      <text:p text:style-name="P57"><text:span text:style-name="T114">The </text:span><text:span text:style-name="T38">cpu</text:span><text:span text:style-name="T114"> report argument causes all defined </text:span><text:span text:style-name="T115">CPU's</text:span><text:span text:style-name="T114"> and their defining file names within the</text:span><text:span text:style-name="T132"> </text:span><text:span text:style-name="T38">MSLPATH</text:span><text:span text:style-name="T114"> to be identified. <text:s/>This is useful in determining valid options for other tools that may rely upon the value for its processing.</text:span></text:p>
      <text:h text:style-name="P124" text:outline-level="4"><text:bookmark-start text:name="__RefHeading__30080_1507678260"/>-r/--report files<text:bookmark-end text:name="__RefHeading__30080_1507678260"/></text:h>
      <text:p text:style-name="P57"><text:span text:style-name="T114">The </text:span><text:span text:style-name="T38">files</text:span><text:span text:style-name="T132"> </text:span><text:span text:style-name="T114">report argument causes all MSL files, identified by their </text:span><text:span text:style-name="T38">.msl</text:span><text:span text:style-name="T114"> suffix to be identified in the order in which they occur based upon the </text:span><text:span text:style-name="T38">MSLPATH</text:span><text:span text:style-name="T114"> definition </text:span><text:span text:style-name="T116">or files identified in the default directory</text:span><text:span text:style-name="T114">.</text:span></text:p>
      <text:h text:style-name="P125" text:outline-level="4"><text:bookmark-start text:name="__RefHeading__30082_1507678260"/>-r/--report inst<text:bookmark-end text:name="__RefHeading__30082_1507678260"/></text:h>
      <text:p text:style-name="P58"><text:span text:style-name="T117">The </text:span><text:span text:style-name="T39">inst</text:span><text:span text:style-name="T117"> report argument causes the identified </text:span><text:span text:style-name="T39">cpu</text:span><text:span text:style-name="T117"> definitions' instruction sets and related statistics to be reported. <text:s/></text:span><text:span text:style-name="T118">The report builds a table of instructions incorporating the defined instructions for each selected CPU. <text:s/>The instructions are then reported based upon their mnemonics, operation codes, or format in sequence. <text:s/>Optionally the report may be written to a file or displayed to the user. <text:s/>The former option is recommended for large reports.</text:span></text:p>
      <text:p text:style-name="P52">For each instruction available to the selected CPU's, its mnemonic, operation code and format are included. <text:s/>For each selected CPU a column is built in the instruction table containing the instructions status for that CPU. </text:p>
      <text:p text:style-name="P52">The following status information is presented:</text:p>
      <text:p text:style-name="P23"><text:span text:style-name="T133">'</text:span><text:span text:style-name="T43">-</text:span><text:span text:style-name="T133">'</text:span><text:span text:style-name="T119"> indicates the instruction is not available on this </text:span><text:span text:style-name="T120">CPU</text:span><text:span text:style-name="T119">,</text:span></text:p>
      <text:p text:style-name="P25"><text:span text:style-name="T133">'</text:span><text:span text:style-name="T43">E</text:span><text:span text:style-name="T133">'</text:span><text:span text:style-name="T119"> the instruction is recognized as an assembler extended mnemonic,</text:span></text:p>
      <text:p text:style-name="P23"><text:span text:style-name="T133">'</text:span><text:span text:style-name="T43">G</text:span><text:span text:style-name="T133">'</text:span><text:span text:style-name="T119"> indicates the CPU supports the instruction as a non-privileged,</text:span></text:p>
      <text:p text:style-name="P25"><text:span text:style-name="T135">'</text:span><text:span text:style-name="T47">L</text:span><text:span text:style-name="T135">'</text:span><text:span text:style-name="T115"> indicates the instruction operation code does not conform the the normal instruction length implied by the </text:span><text:span text:style-name="T120">operation code's</text:span><text:span text:style-name="T115"> bit 0 and 1 </text:span><text:span text:style-name="T120">values (very rare)</text:span><text:span text:style-name="T115">,</text:span></text:p>
      <text:p text:style-name="P23"><text:span text:style-name="T133">'</text:span><text:span text:style-name="T43">P</text:span><text:span text:style-name="T133">'</text:span><text:span text:style-name="T119"> indicates the CPU supports the instruction as a privileged instruction, </text:span><text:span text:style-name="T115">and</text:span></text:p>
      <text:p text:style-name="P23"><text:soft-page-break/><text:span text:style-name="T133">'</text:span><text:span text:style-name="T43">X</text:span><text:span text:style-name="T133">'</text:span><text:span text:style-name="T119"> the instruction is supported as experimental by this CPU.</text:span></text:p>
      <text:p text:style-name="P89">More than one status indicator may be present for a CPU.</text:p>
      <text:h text:style-name="P129" text:outline-level="5"><text:bookmark-start text:name="__RefHeading__30084_1507678260"/>-c/--cpu mslfile=cpu<text:bookmark-end text:name="__RefHeading__30084_1507678260"/></text:h>
      <text:p text:style-name="P58"><text:span text:style-name="T118">The </text:span><text:span text:style-name="T40">–-</text:span><text:span text:style-name="T42">cpu</text:span><text:span text:style-name="T118"> argument identifies a </text:span><text:span text:style-name="T40">cpu</text:span><text:span text:style-name="T118"> definition and its MSL file. The identified CPU's instructions are included in the report. <text:s/>The </text:span><text:span text:style-name="T40">mslfile</text:span><text:span text:style-name="T118"> portion of the argument's value </text:span><text:span text:style-name="T121">identifies the MSL file. <text:s/>If the </text:span><text:span text:style-name="T48">.msl</text:span><text:span text:style-name="T121"> extension is required it must be included. The file </text:span><text:span text:style-name="T118">is located by means of the </text:span><text:span text:style-name="T40">MSLPATH</text:span><text:span text:style-name="T118"> environment variable </text:span><text:span text:style-name="T116">or default directory</text:span><text:span text:style-name="T118">. <text:s/>The </text:span><text:span text:style-name="T40">cpu</text:span><text:span text:style-name="T118"> portion of the argument's value identifies the </text:span><text:span text:style-name="T40">cpu</text:span><text:span text:style-name="T118"> statement within the MSL file </text:span><text:span text:style-name="T121">whose instructions are included in the report</text:span><text:span text:style-name="T118">. <text:s/></text:span><text:span text:style-name="T122">Multiple </text:span><text:span text:style-name="T41">–-</text:span><text:span text:style-name="T42">cpu</text:span><text:span text:style-name="T122"> arguments may be </text:span><text:span text:style-name="T121">provided</text:span><text:span text:style-name="T122">, adding each CPU to the report.</text:span></text:p>
      <text:p text:style-name="P62"><text:span text:style-name="T118">The </text:span><text:span text:style-name="T40">files</text:span><text:span text:style-name="T118"> and </text:span><text:span text:style-name="T40">cpu</text:span><text:span text:style-name="T118"> reports are intended to facilitate CPU identification.</text:span></text:p>
      <text:h text:style-name="P130" text:outline-level="5"><text:bookmark-start text:name="__RefHeading__30338_1507678260"/>-l/--listing filepath<text:bookmark-end text:name="__RefHeading__30338_1507678260"/></text:h>
      <text:p text:style-name="P60"><text:span text:style-name="T123">This optional argument identifies the file to which the report is written. <text:s/>If omitted, the report is written to </text:span><text:span text:style-name="T45">sysout</text:span><text:span text:style-name="T134">. </text:span><text:span text:style-name="T123"><text:s/></text:span><text:span text:style-name="T124">If the </text:span><text:span text:style-name="T54">filepath</text:span><text:span text:style-name="T124"> argument value is a relative path, the current working directory is used. <text:s/>Otherwise the </text:span><text:span text:style-name="T54">filepath</text:span><text:span text:style-name="T124"> argument value must be an absolute path.</text:span></text:p>
      <text:h text:style-name="P131" text:outline-level="5"><text:bookmark-start text:name="__RefHeading__30216_1507678260"/>-s/--seq &lt;mnemonic|opcode|format&gt;<text:bookmark-end text:name="__RefHeading__30216_1507678260"/></text:h>
      <text:p text:style-name="P59"><text:span text:style-name="T119">The </text:span><text:span text:style-name="T43">–-seq</text:span><text:span text:style-name="T119"> argument specifies sequence in which the instructions will appear in the report. <text:s/></text:span><text:span text:style-name="T125">One of the following values is required:</text:span></text:p>
      <text:p text:style-name="P24"><text:span text:style-name="T44">mnemonic</text:span><text:span text:style-name="T125"> indicating the instructions are sequenced by instruction mnemonic</text:span></text:p>
      <text:p text:style-name="P24"><text:span text:style-name="T44">opcode</text:span><text:span text:style-name="T125"> indicating the instructions are sequenced by instruction operations code value</text:span></text:p>
      <text:p text:style-name="P24"><text:span text:style-name="T44">format</text:span><text:span text:style-name="T125"> indicating the instructions are sequenced by instruction format.</text:span></text:p>
      <text:p text:style-name="P87"><text:span text:style-name="T125">The </text:span><text:span text:style-name="T44">–-seq</text:span><text:span text:style-name="T125"> argument may be included more than once. <text:s/>Each unique setting will cause the instructions to be sequenced using the specified value. <text:s/>As many as three separate instruction lists may be generated by a report.</text:span></text:p>
      <text:h text:style-name="P126" text:outline-level="4"><text:bookmark-start text:name="__RefHeading__30460_1507678260"/>-r/--report PoO<text:bookmark-end text:name="__RefHeading__30460_1507678260"/></text:h>
      <text:p text:style-name="P60"><text:span text:style-name="T123">The </text:span><text:span text:style-name="T45">PoO</text:span><text:span text:style-name="T123"> report is a special case of the </text:span><text:span text:style-name="T45">inst</text:span><text:span text:style-name="T123"> report. <text:s/>A preselected set of files and CPU definitions are </text:span><text:span text:style-name="T126">used</text:span><text:span text:style-name="T123"> match</text:span><text:span text:style-name="T126">ing</text:span><text:span text:style-name="T123"> the architectural definitions offered in the various </text:span><text:span text:style-name="T127">Principles of Operation</text:span><text:span text:style-name="T123"> manuals. <text:s/>The </text:span><text:span text:style-name="T45">–-listing</text:span><text:span text:style-name="T123"> and </text:span><text:span text:style-name="T45">–-seq</text:span><text:span text:style-name="T123"> arguments apply to the </text:span><text:span text:style-name="T45">PoO</text:span><text:span text:style-name="T123"> report with the same meanings as for the </text:span><text:span text:style-name="T45">inst</text:span><text:span text:style-name="T123"> report. <text:s/>If specified, the </text:span><text:span text:style-name="T45">–-cpu</text:span><text:span text:style-name="T134"> </text:span><text:span text:style-name="T123">argument is ignored. <text:s/>See the information in the “</text:span><text:span text:style-name="T45">-r, --report inst</text:span><text:span text:style-name="T123">” section for argument descriptions.</text:span></text:p>
      <text:p text:style-name="P61"><text:span text:style-name="T46">The –-report</text:span><text:span text:style-name="T126"> argument value </text:span><text:span text:style-name="T46">PoO</text:span><text:span text:style-name="T126"> is case sensit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paragraph-rsid="00034c5c"/>
    </style:style>
    <style:style style:name="MT1" style:family="text">
      <style:text-properties officeooo:rsid="009fd6d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chine Specification Language</text:p>
      </style:header>
      <style:footer>
        <text:p text:style-name="MP2"><text:span text:style-name="MT1"><text:tab/>Page </text:span><text:span text:style-name="MT1"><text:page-number text:select-page="current">14</text:page-number></text:span><text:span text:style-name="MT1"> of </text:span><text:span text:style-name="MT1"><text:page-count>14</text:page-count></text:span><text:span text:style-name="MT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5:40:57</meta:creation-date>
    <meta:generator>LibreOffice/5.3.5.2$Linux_X86_64 LibreOffice_project/30m0$Build-2</meta:generator>
    <dc:date>2020-06-09T12:11:24.350968715</dc:date>
    <meta:editing-duration>PT11H5M19S</meta:editing-duration>
    <meta:editing-cycles>187</meta:editing-cycles>
    <meta:document-statistic meta:table-count="2" meta:image-count="0" meta:object-count="0" meta:page-count="14" meta:paragraph-count="275" meta:word-count="3935" meta:character-count="25422" meta:non-whitespace-character-count="21537"/>
  </office:meta>
</office:document-meta>
</file>